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7909in"/>
    </style:style>
    <style:style style:name="co37" style:family="table-column">
      <style:table-column-properties fo:break-before="auto" style:column-width="0.8909in"/>
    </style:style>
    <style:style style:name="co32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0.6925in"/>
    </style:style>
    <style:style style:name="co29" style:family="table-column">
      <style:table-column-properties fo:break-before="auto" style:column-width="1.1744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35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1.078in" fo:break-before="auto" style:use-optimal-row-height="true"/>
    </style:style>
    <style:style style:name="ro28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1.5437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Functions_20_list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wrap-option="wrap" style:vertical-align="middle"/>
      <style:text-properties style:font-name="Arial" fo:font-size="10pt"/>
    </style:style>
    <style:style style:name="ce74" style:family="table-cell" style:parent-style-name="Default">
      <style:table-cell-properties style:vertical-align="middle"/>
      <style:text-properties style:font-name="Arial" fo:font-size="10pt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1" style:font-size-complex="9pt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0" style:family="table-cell" style:parent-style-name="Default">
      <style:table-cell-properties fo:wrap-option="wrap"/>
      <style:text-properties style:font-name="Ari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fo:background-color="#000080"/>
      <style:text-properties fo:color="#ffffff" fo:font-size="12pt" fo:font-weight="bold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background-color="#e6e6ff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3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66"/>
      <style:text-properties style:font-name="Arial" fo:font-size="10pt" fo:font-weight="normal"/>
    </style:style>
    <style:style style:name="ce5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font-size="9pt"/>
    </style:style>
    <style:style style:name="ce1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vertical-align="top"/>
      <style:text-properties style:font-name="Arial" fo:font-size="10pt"/>
    </style:style>
    <style:style style:name="ce12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ext-properties style:font-name="Arial" fo:font-size="9pt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99" style:family="table-cell" style:parent-style-name="Default">
      <style:text-properties fo:color="#ff0000" fo:font-size="9pt"/>
    </style:style>
    <style:style style:name="ce200" style:family="table-cell" style:parent-style-name="Default">
      <style:text-properties style:use-window-font-color="true" fo:font-size="9pt"/>
    </style:style>
    <style:style style:name="ce201" style:family="table-cell" style:parent-style-name="Default">
      <style:table-cell-properties fo:border="0.0008in solid #000000"/>
      <style:text-properties style:use-window-font-color="true" fo:font-size="9pt"/>
    </style:style>
    <style:style style:name="ce202" style:family="table-cell" style:parent-style-name="Default">
      <style:table-cell-properties fo:border="0.0008in solid #000000"/>
      <style:text-properties fo:font-size="9pt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0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1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1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213" style:family="table-cell" style:parent-style-name="Default">
      <style:table-cell-properties fo:background-color="transparent"/>
      <style:text-properties fo:color="#ff0000" fo:font-size="9pt"/>
    </style:style>
    <style:style style:name="ce214" style:family="table-cell" style:parent-style-name="Default">
      <style:text-properties style:font-name="Arial" fo:font-size="10pt"/>
    </style:style>
    <style:style style:name="ce215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T8" style:family="text">
      <style:text-properties style:font-name="Arial" fo:font-size="10pt" fo:font-weight="normal" style:font-name-asian="Tahoma" style:font-size-asian="10pt" style:font-weight-asian="normal" style:font-name-complex="Tahoma2" style:font-size-complex="11pt" style:font-weight-complex="normal"/>
    </style:style>
    <style:style style:name="T9" style:family="text">
      <style:text-properties style:font-name="Arial" fo:font-size="10pt" style:font-name-asian="Tahoma" style:font-size-asian="10pt" style:font-name-complex="Tahoma2" style:font-size-complex="11pt"/>
    </style:style>
    <style:style style:name="T10" style:family="text">
      <style:text-properties fo:font-weight="bold"/>
    </style:style>
    <style:style style:name="T11" style:family="text">
      <style:text-properties style:font-name="Tahoma1" style:font-name-asian="ＭＳ Ｐゴシック" style:font-name-complex="Tahoma1"/>
    </style:style>
    <style:style style:name="T12" style:family="text">
      <style:text-properties style:font-name="Tahoma1" style:font-name-asian="ＭＳ Ｐゴシック" style:language-asian="zh" style:country-asian="CN" style:font-name-complex="Tahoma1" style:language-complex="hi" style:country-complex="IN"/>
    </style:style>
    <style:style style:name="T13" style:family="text">
      <style:text-properties style:font-name="Tahoma1" fo:font-size="12pt" style:font-name-asian="ＭＳ Ｐゴシック" style:language-asian="zh" style:country-asian="CN" style:font-name-complex="Tahoma1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49" table:default-cell-style-name="Default"/>
        <table:table-row table:style-name="ro1">
          <table:table-cell table:style-name="ce34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34"/>
          <table:table-cell table:style-name="ce34" table:number-columns-spanned="3" table:number-rows-spanned="1"/>
          <table:covered-table-cell table:style-name="ce34"/>
          <table:covered-table-cell table:style-name="ce34"/>
          <table:table-cell table:style-name="ce34" table:number-columns-repeated="248"/>
          <table:table-cell/>
        </table:table-row>
        <table:table-row table:style-name="ro1" table:number-rows-repeated="3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2">
          <table:table-cell table:style-name="ce35"/>
          <table:table-cell table:style-name="ce39" office:value-type="string">
            <text:p>AIO REGRESSION TEST CASES</text:p>
          </table:table-cell>
          <table:table-cell table:style-name="ce35" table:number-columns-repeated="4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Version:</text:p>
          </table:table-cell>
          <table:table-cell table:style-name="ce51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Issue date:</text:p>
          </table:table-cell>
          <table:table-cell table:style-name="ce53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Project Suite:</text:p>
          </table:table-cell>
          <table:table-cell table:style-name="ce54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Project Name:</text:p>
          </table:table-cell>
          <table:table-cell table:style-name="ce55" office:value-type="string">
            <text:p>Portal 2.5.x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Total Cases:</text:p>
          </table:table-cell>
          <table:table-cell table:style-name="ce56" table:formula="of:=[Summary_Report.F21]" office:value-type="float" office:value="20">
            <text:p>20</text:p>
          </table:table-cell>
          <table:table-cell table:style-name="ce61"/>
          <table:table-cell table:style-name="ce35" table:number-columns-repeated="2"/>
          <table:table-cell table:style-name="ce34" table:number-columns-repeated="249"/>
          <table:table-cell/>
        </table:table-row>
        <table:table-row table:style-name="ro13">
          <table:table-cell table:style-name="ce36"/>
          <table:table-cell table:style-name="ce42" office:value-type="string">
            <text:p>Test Status:</text:p>
          </table:table-cell>
          <table:table-cell table:style-name="ce41" office:value-type="string">
            <text:p><text:span text:style-name="T10">Passed:</text:span> Test is OK</text:p>
            <text:p><text:span text:style-name="T10">Blocked:</text:span> Could not run the test (another bug is blocking)</text:p>
            <text:p><text:span text:style-name="T10">Failed:</text:span> Test failed, a bug is entered on it (please add the bug ID)</text:p>
            <text:p><text:span text:style-name="T10">N/A:</text:span> Test is not possible to run on this version</text:p>
          </table:table-cell>
          <table:table-cell table:number-columns-repeated="4"/>
          <table:table-cell table:style-name="ce36" table:number-columns-repeated="248"/>
          <table:table-cell/>
        </table:table-row>
        <table:table-row table:style-name="ro1" table:number-rows-repeated="2">
          <table:table-cell table:style-name="ce36"/>
          <table:table-cell table:number-columns-repeated="6"/>
          <table:table-cell table:style-name="ce36" table:number-columns-repeated="248"/>
          <table:table-cell/>
        </table:table-row>
        <table:table-row table:style-name="ro15">
          <table:table-cell table:style-name="ce37"/>
          <table:table-cell table:style-name="ce43" office:value-type="string">
            <text:p>Record of change:</text:p>
          </table:table-cell>
          <table:table-cell table:style-name="ce34" table:number-columns-repeated="5"/>
          <table:table-cell table:style-name="ce37" table:number-columns-repeated="248"/>
          <table:table-cell/>
        </table:table-row>
        <table:table-row table:style-name="ro18">
          <table:table-cell table:style-name="ce37"/>
          <table:table-cell table:style-name="ce44" office:value-type="string">
            <text:p>Effective Date</text:p>
          </table:table-cell>
          <table:table-cell table:style-name="ce57" office:value-type="string">
            <text:p>Version</text:p>
          </table:table-cell>
          <table:table-cell table:style-name="ce57" office:value-type="string">
            <text:p>Change description</text:p>
          </table:table-cell>
          <table:table-cell table:style-name="ce57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87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1">
          <table:table-cell table:style-name="ce37"/>
          <table:table-cell table:style-name="ce45" office:value-type="string">
            <text:p>04/Oct/10</text:p>
          </table:table-cell>
          <table:table-cell table:style-name="ce58"/>
          <table:table-cell table:style-name="ce62" office:value-type="string">
            <text:p>AIO split to products</text:p>
          </table:table-cell>
          <table:table-cell table:style-name="ce82" office:value-type="string">
            <text:p>minh.nguyen</text:p>
          </table:table-cell>
          <table:table-cell table:style-name="ce83"/>
          <table:table-cell table:style-name="ce88"/>
          <table:table-cell table:style-name="ce36"/>
          <table:table-cell table:style-name="ce37" table:number-columns-repeated="247"/>
          <table:table-cell/>
        </table:table-row>
        <table:table-row table:style-name="ro19">
          <table:table-cell table:style-name="ce36"/>
          <table:table-cell table:style-name="ce45"/>
          <table:table-cell table:style-name="ce58"/>
          <table:table-cell table:style-name="ce63" office:value-type="string">
            <text:p>Missing: (technique)</text:p>
            <text:p>- Portal-3755</text:p>
            <text:p>- Portal- 3814</text:p>
            <text:p>- Portal-3806</text:p>
            <text:p><text:span text:style-name="T11">- Portal-</text:span><text:span text:style-name="T11">3780</text:span></text:p>
            <text:p><text:span text:style-name="T12">PORTAL-</text:span><text:span text:style-name="T12">3772</text:span></text:p>
            <text:p><text:span text:style-name="T13">PORTAL-</text:span><text:span text:style-name="T13">3444 </text:span></text:p>
            <text:p><text:span text:style-name="T13">PORTAL-</text:span><text:span text:style-name="T13">3743 </text:span></text:p>
            <text:p><text:span text:style-name="T13"/></text:p>
          </table:table-cell>
          <table:table-cell table:style-name="ce64"/>
          <table:table-cell table:style-name="ce83"/>
          <table:table-cell table:style-name="ce88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4" table:number-columns-repeated="2"/>
          <table:table-cell table:style-name="ce83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6"/>
          <table:table-cell table:style-name="ce83" table:number-columns-repeated="2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6"/>
          <table:table-cell table:style-name="ce83" table:number-columns-repeated="2"/>
          <table:table-cell table:style-name="ce90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7"/>
          <table:table-cell table:style-name="ce83" table:number-columns-repeated="2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8"/>
          <table:table-cell table:style-name="ce83" table:number-columns-repeated="2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9"/>
          <table:table-cell table:style-name="ce83" table:number-columns-repeated="2"/>
          <table:table-cell table:style-name="ce89"/>
          <table:table-cell table:style-name="ce34"/>
          <table:table-cell table:style-name="ce36" table:number-columns-repeated="247"/>
          <table:table-cell/>
        </table:table-row>
        <table:table-row table:style-name="ro1">
          <table:table-cell table:style-name="ce34"/>
          <table:table-cell table:style-name="ce49"/>
          <table:table-cell table:style-name="ce59"/>
          <table:table-cell table:style-name="ce70"/>
          <table:table-cell table:style-name="ce83" table:number-columns-repeated="2"/>
          <table:table-cell table:style-name="ce89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9"/>
          <table:table-cell table:style-name="ce59"/>
          <table:table-cell table:style-name="ce81"/>
          <table:table-cell table:style-name="ce83"/>
          <table:table-cell table:style-name="ce84"/>
          <table:table-cell table:style-name="ce89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9"/>
          <table:table-cell table:style-name="ce59"/>
          <table:table-cell table:style-name="ce81"/>
          <table:table-cell table:style-name="ce84" table:number-columns-repeated="2"/>
          <table:table-cell table:style-name="ce89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50"/>
          <table:table-cell table:style-name="ce60"/>
          <table:table-cell/>
          <table:table-cell table:style-name="ce85" table:number-columns-repeated="2"/>
          <table:table-cell table:style-name="ce91"/>
          <table:table-cell table:style-name="ce34" table:number-columns-repeated="248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/>
          <table:table-cell table:number-columns-repeated="7"/>
          <table:table-cell table:style-name="ce34" table:number-columns-repeated="247"/>
          <table:table-cell/>
        </table:table-row>
        <table:table-row table:style-name="ro1" table:number-rows-repeated="3">
          <table:table-cell table:style-name="ce34" table:number-columns-repeated="255"/>
          <table:table-cell/>
        </table:table-row>
        <table:table-row table:style-name="ro1" table:number-rows-repeated="9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 table:number-rows-repeated="11">
          <table:table-cell table:style-name="ce34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8">
          <table:table-cell table:style-name="ce71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71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71" office:value-type="string">
            <text:p>Id</text:p>
          </table:table-cell>
          <table:table-cell table:style-name="ce71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72" office:value-type="string" table:number-columns-spanned="4" table:number-rows-spanned="1">
            <text:p>Bugs on version 1.6.1</text:p>
          </table:table-cell>
          <table:covered-table-cell table:style-name="ce75"/>
          <table:covered-table-cell table:style-name="ce75"/>
          <table:covered-table-cell table:style-name="ce75"/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78" office:value-type="string">
            <text:p>Portal-3435</text:p>
          </table:table-cell>
          <table:table-cell table:style-name="ce78" office:value-type="string">
            <text:p>High 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122</text:p>
          </table:table-cell>
          <table:table-cell table:style-name="ce52" office:value-type="string">
            <text:p>No possible accented characters in the user profile</text:p>
          </table:table-cell>
          <table:table-cell table:style-name="ce78" office:value-type="string">
            <text:p>Portal-3689</text:p>
          </table:table-cell>
          <table:table-cell table:style-name="ce78" office:value-type="string">
            <text:p>Low 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72" office:value-type="string" table:number-columns-spanned="4" table:number-rows-spanned="1">
            <text:p>Bugs on version 1.6.5</text:p>
          </table:table-cell>
          <table:covered-table-cell table:style-name="ce71"/>
          <table:covered-table-cell table:style-name="ce77"/>
          <table:covered-table-cell table:style-name="ce77"/>
          <table:table-cell table:style-name="ce41" table:number-columns-repeated="252"/>
          <table:table-cell table:number-columns-repeated="768"/>
        </table:table-row>
        <table:table-row table:style-name="ro16">
          <table:table-cell table:style-name="ce47" office:value-type="string">
            <text:p>CCP-51</text:p>
          </table:table-cell>
          <table:table-cell table:style-name="ce52" office:value-type="string">
            <text:p>Check when click twice on Sign In button</text:p>
          </table:table-cell>
          <table:table-cell table:style-name="ce78" office:value-type="string">
            <text:p>PORTAL-3221, WCM-2504 </text:p>
          </table:table-cell>
          <table:table-cell office:value-type="string">
            <text:p>Low</text:p>
          </table:table-cell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16">
          <table:table-cell table:style-name="ce47" office:value-type="string">
            <text:p>CCP-366</text:p>
          </table:table-cell>
          <table:table-cell table:style-name="ce52" office:value-type="string">
            <text:p>Title of button close window in popup not available in french </text:p>
          </table:table-cell>
          <table:table-cell table:style-name="ce78" office:value-type="string">
            <text:p>ALL-325, PORTAL-3773 </text:p>
          </table:table-cell>
          <table:table-cell table:style-name="ce78" office:value-type="string">
            <text:p>Low</text:p>
          </table:table-cell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8">
          <table:table-cell table:style-name="ce47" office:value-type="string">
            <text:p>CCP-352</text:p>
          </table:table-cell>
          <table:table-cell table:style-name="ce52" office:value-type="string">
            <text:p>With a sample richfaces portlet the httpxmlrequest response is comming with lenght = 0 (nothing is comming back). </text:p>
          </table:table-cell>
          <table:table-cell table:style-name="ce46" office:value-type="string">
            <text:p>PORTAL-3772 </text:p>
          </table:table-cell>
          <table:table-cell table:style-name="ce46" office:value-type="string">
            <text:p>High</text:p>
          </table:table-cell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1">
          <table:table-cell table:style-name="ce47" office:value-type="string">
            <text:p>CCP-394</text:p>
          </table:table-cell>
          <table:table-cell table:style-name="ce52" office:value-type="string">
            <text:p>Check if mandatory textarea (*) on the right , not in the bottom</text:p>
          </table:table-cell>
          <table:table-cell table:style-name="ce79" office:value-type="string">
            <text:p>Portal-3739</text:p>
          </table:table-cell>
          <table:table-cell/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1">
          <table:table-cell table:style-name="ce72" office:value-type="string" table:number-columns-spanned="4" table:number-rows-spanned="1">
            <text:p>Bugs on version 1.6.6</text:p>
          </table:table-cell>
          <table:covered-table-cell table:style-name="ce73"/>
          <table:covered-table-cell table:style-name="ce73"/>
          <table:covered-table-cell table:style-name="ce80"/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73" office:value-type="string">
            <text:p>Portal-3776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73" office:value-type="string">
            <text:p>Portal-3787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73" office:value-type="string">
            <text:p>Portal-3789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461</text:p>
          </table:table-cell>
          <table:table-cell table:style-name="ce48" office:value-type="string">
            <text:p>Check showing user page for anonymous user</text:p>
          </table:table-cell>
          <table:table-cell table:style-name="ce73" office:value-type="string">
            <text:p>Portal-3816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Portal-3684</text:p>
          </table:table-cell>
          <table:table-cell table:style-name="ce48" office:value-type="string">
            <text:p>Check Login when URL contain plus ('+') symbol</text:p>
          </table:table-cell>
          <table:table-cell table:style-name="ce48" office:value-type="string">
            <text:p>Portal-3684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8">
          <table:table-cell table:style-name="ce48" office:value-type="string">
            <text:p>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73" office:value-type="string">
            <text:p>Portal-3790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428</text:p>
          </table:table-cell>
          <table:table-cell table:style-name="ce48" office:value-type="string">
            <text:p>Check applying changes the internationalization of navigation</text:p>
          </table:table-cell>
          <table:table-cell table:style-name="ce48" office:value-type="string">
            <text:p>Portal-3808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CCP-464</text:p>
          </table:table-cell>
          <table:table-cell table:style-name="ce48" office:value-type="string">
            <text:p>Check hitting enter key to do search user</text:p>
          </table:table-cell>
          <table:table-cell table:style-name="ce73" office:value-type="string">
            <text:p>Portal-3817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CCP-466</text:p>
          </table:table-cell>
          <table:table-cell table:style-name="ce48" office:value-type="string">
            <text:p>Check searching user with apostrophes in First/Last name</text:p>
          </table:table-cell>
          <table:table-cell table:style-name="ce73" office:value-type="string">
            <text:p>Portal-3818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Portal-3840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8" office:value-type="string">
            <text:p>Portal-3840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Portal-3812</text:p>
          </table:table-cell>
          <table:table-cell table:style-name="ce48" office:value-type="string">
            <text:p>Check Login in French</text:p>
          </table:table-cell>
          <table:table-cell table:style-name="ce48" office:value-type="string">
            <text:p>Portal-3812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0">
          <table:table-cell/>
          <table:table-cell table:style-name="ce94" office:value-type="string">
            <text:p>TEST CASES</text:p>
          </table:table-cell>
          <table:table-cell table:style-name="ce98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style-name="ce114"/>
          <table:table-cell/>
          <table:table-cell table:style-name="ce116" office:value-type="string">
            <text:p>Passed</text:p>
          </table:table-cell>
          <table:table-cell table:style-name="ce116" table:formula="of:=COUNTIF([.L$7:.L$988];[.$L1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5"/>
          <table:table-cell table:style-name="ce99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number-columns-repeated="2"/>
          <table:table-cell table:style-name="ce116" office:value-type="string">
            <text:p>Failed</text:p>
          </table:table-cell>
          <table:table-cell table:style-name="ce116" table:formula="of:=COUNTIF([.L$7:.L$988];[.$L2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1">
          <table:table-cell/>
          <table:table-cell table:style-name="ce96" office:value-type="string">
            <text:p>Function List:</text:p>
          </table:table-cell>
          <table:table-cell table:style-name="ce100" office:value-type="string" table:number-columns-spanned="3" table:number-rows-spanned="1">
            <text:p>Bugs on Portal 2.5.x for regression test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 table:number-columns-repeated="2"/>
          <table:table-cell table:style-name="ce116" office:value-type="string">
            <text:p>Blocked</text:p>
          </table:table-cell>
          <table:table-cell table:style-name="ce116" table:formula="of:=COUNTIF([.L$7:.L$988];[.$L3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14">
          <table:table-cell/>
          <table:table-cell table:style-name="ce96" office:value-type="string">
            <text:p>Total Main Cases:</text:p>
          </table:table-cell>
          <table:table-cell table:style-name="ce101" table:formula="of:=MAX([.A7:.A971])" office:value-type="float" office:value="2" table:number-columns-spanned="3" table:number-rows-spanned="1">
            <text:p>2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 table:number-columns-repeated="2"/>
          <table:table-cell table:style-name="ce117" office:value-type="string">
            <text:p>Untested</text:p>
          </table:table-cell>
          <table:table-cell table:style-name="ce116" table:formula="of:=COUNTIF([.L$7:.L$988];[.$L4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7"/>
          <table:table-cell table:style-name="ce102"/>
          <table:table-cell table:style-name="ce106" table:number-columns-repeated="5"/>
          <table:table-cell table:style-name="ce113"/>
          <table:table-cell table:number-columns-repeated="2"/>
          <table:table-cell office:value-type="string">
            <text:p>N/A</text:p>
          </table:table-cell>
          <table:table-cell table:style-name="ce116" table:formula="of:=COUNTIF([.L$7:.L$988];[.$L5])" office:value-type="float" office:value="0">
            <text:p>0</text:p>
          </table:table-cell>
          <table:table-cell table:style-name="ce116" table:number-columns-repeated="2"/>
          <table:table-cell table:style-name="ce102" table:number-columns-repeated="219"/>
          <table:table-cell table:number-columns-repeated="21"/>
        </table:table-row>
        <table:table-row table:style-name="ro14">
          <table:table-cell table:style-name="ce92" office:value-type="string">
            <text:p>Case No</text:p>
          </table:table-cell>
          <table:table-cell table:style-name="ce92" office:value-type="string">
            <text:p>Related function</text:p>
          </table:table-cell>
          <table:table-cell table:style-name="ce92" office:value-type="string">
            <text:p>Case ID</text:p>
          </table:table-cell>
          <table:table-cell table:style-name="ce92" office:value-type="string">
            <text:p>Path</text:p>
          </table:table-cell>
          <table:table-cell table:style-name="ce92" office:value-type="string">
            <text:p>Case Description</text:p>
          </table:table-cell>
          <table:table-cell table:style-name="ce92" office:value-type="string">
            <text:p>Step Description</text:p>
          </table:table-cell>
          <table:table-cell table:style-name="ce92" office:value-type="string">
            <text:p>Steps to produce</text:p>
          </table:table-cell>
          <table:table-cell table:style-name="ce92" office:value-type="string">
            <text:p>Expected Output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Bug description</text:p>
          </table:table-cell>
          <table:table-cell table:style-name="ce92"/>
          <table:table-cell table:style-name="ce119" table:number-columns-repeated="7"/>
          <table:table-cell table:style-name="ce120" table:number-columns-repeated="211"/>
          <table:table-cell table:style-name="ce113" table:number-columns-repeated="4"/>
          <table:table-cell table:style-name="ce121" table:number-columns-repeated="21"/>
        </table:table-row>
        <table:table-row table:style-name="ro22">
          <table:table-cell table:style-name="ce93" office:value-type="float" office:value="1">
            <text:p>001</text:p>
          </table:table-cell>
          <table:table-cell table:style-name="ce46" office:value-type="string">
            <text:p>CCP-120</text:p>
          </table:table-cell>
          <table:table-cell table:style-name="ce103" office:value-type="float" office:value="1">
            <text:p>001</text:p>
          </table:table-cell>
          <table:table-cell table:style-name="ce107" table:formula="of:=CONCATENATE(&quot;Portal&quot;;&quot;/&quot;;[.B7])" office:value-type="string" office:string-value="Portal/CCP-120">
            <text:p>Portal/CCP-120</text:p>
          </table:table-cell>
          <table:table-cell table:style-name="ce108" office:value-type="string">
            <text:p>Change site to current - navigation is changing, page is not</text:p>
          </table:table-cell>
          <table:table-cell table:style-name="ce65" office:value-type="string">
            <text:p>Step 1: Import application</text:p>
          </table:table-cell>
          <table:table-cell table:style-name="ce65" office:value-type="string">
            <text:p>- Login by admin</text:p>
            <text:p>- Go to Group/Application Registry</text:p>
            <text:p>- Click on Auto Import link</text:p>
          </table:table-cell>
          <table:table-cell table:style-name="ce65" office:value-type="string">
            <text:p>All applications are imported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 table:style-name="ce65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18"/>
          <table:table-cell table:number-columns-repeated="243"/>
        </table:table-row>
        <table:table-row table:style-name="ro23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CCP-120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8" table:formula="of:=CONCATENATE(&quot;Portal&quot;;&quot;/&quot;;[.B8])" office:value-type="string" office:string-value="Portal/CCP-120">
            <text:p>Portal/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Step 2: Create sitemap page</text:p>
          </table:table-cell>
          <table:table-cell table:style-name="ce65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5" office:value-type="string">
            <text:p>Create new page successfully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/>
          <table:table-cell table:style-name="ce118"/>
          <table:table-cell table:number-columns-repeated="243"/>
        </table:table-row>
        <table:table-row table:style-name="ro24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CCP-120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8" table:formula="of:=CONCATENATE(&quot;Portal&quot;;&quot;/&quot;;[.B9])" office:value-type="string" office:string-value="Portal/CCP-120">
            <text:p>Portal/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Step 3: View sitemap page</text:p>
          </table:table-cell>
          <table:table-cell table:style-name="ce65" office:value-type="string">
            <text:p>- Select to view sitemap page</text:p>
          </table:table-cell>
          <table:table-cell table:style-name="ce65" office:value-type="string">
            <text:p>The sitemap page is displayed lists all pages on current portal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/>
          <table:table-cell table:style-name="ce118"/>
          <table:table-cell table:number-columns-repeated="243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CCP-120</text:p>
          </table:table-cell>
          <table:table-cell table:style-name="ce10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8" table:formula="of:=CONCATENATE(&quot;Portal&quot;;&quot;/&quot;;[.B10])" office:value-type="string" office:string-value="Portal/CCP-120">
            <text:p>Portal/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Step 4: Change site to current</text:p>
          </table:table-cell>
          <table:table-cell table:style-name="ce65" office:value-type="string">
            <text:p>erase part of an url and submit <text:a xlink:href="http://domain/portal/public/classic">http://domain/portal/public/classic</text:a></text:p>
          </table:table-cell>
          <table:table-cell table:style-name="ce65" office:value-type="string">
            <text:p>Now navigation is changed to Home. Visible page is Home also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 table:style-name="ce65"/>
          <table:table-cell table:style-name="ce118"/>
          <table:table-cell table:number-columns-repeated="243"/>
        </table:table-row>
        <table:table-row table:style-name="ro29">
          <table:table-cell table:style-name="ce93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6" office:value-type="string">
            <text:p>CCP-122</text:p>
          </table:table-cell>
          <table:table-cell table:style-name="ce103" office:value-type="float" office:value="1">
            <text:p>001</text:p>
          </table:table-cell>
          <table:table-cell table:style-name="ce107" table:formula="of:=CONCATENATE(&quot;Portal&quot;;&quot;/&quot;;[.B11])" office:value-type="string" office:string-value="Portal/CCP-122">
            <text:p>Portal/CCP-122</text:p>
          </table:table-cell>
          <table:table-cell table:style-name="ce108" office:value-type="string">
            <text:p>No possible accented characters in the user profile</text:p>
          </table:table-cell>
          <table:table-cell table:style-name="ce65" office:value-type="string">
            <text:p>Step 1: Create user with accent</text:p>
          </table:table-cell>
          <table:table-cell table:style-name="ce65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5" office:value-type="string">
            <text:p>New user is added successfully</text:p>
          </table:table-cell>
          <table:table-cell table:style-name="ce65" office:value-type="string">
            <text:p>Low</text:p>
          </table:table-cell>
          <table:table-cell table:style-name="ce115" office:value-type="string">
            <text:p>Portal-3689</text:p>
          </table:table-cell>
          <table:table-cell table:style-name="ce65"/>
          <table:table-cell table:style-name="ce118"/>
          <table:table-cell table:number-columns-repeated="243"/>
        </table:table-row>
        <table:table-row table:style-name="ro23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CCP-122</text:p>
          </table:table-cell>
          <table:table-cell table:style-name="ce10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8" table:formula="of:=CONCATENATE(&quot;Portal&quot;;&quot;/&quot;;[.B12])" office:value-type="string" office:string-value="Portal/CCP-122">
            <text:p>Portal/CCP-122</text:p>
          </table:table-cell>
          <table:table-cell table:style-name="ce52" office:value-type="string">
            <text:p>No possible accented characters in the user profile</text:p>
          </table:table-cell>
          <table:table-cell table:style-name="ce65" office:value-type="string">
            <text:p>Step 2: Check when update user info with accents</text:p>
          </table:table-cell>
          <table:table-cell table:style-name="ce65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5" office:value-type="string">
            <text:p>Change is saved</text:p>
          </table:table-cell>
          <table:table-cell table:style-name="ce65" office:value-type="string">
            <text:p>Low</text:p>
          </table:table-cell>
          <table:table-cell table:style-name="ce115" office:value-type="string">
            <text:p>Portal-3689</text:p>
          </table:table-cell>
          <table:table-cell/>
          <table:table-cell table:style-name="ce118"/>
          <table:table-cell table:number-columns-repeated="243"/>
        </table:table-row>
        <table:table-row table:style-name="ro1" table:number-rows-repeated="18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5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5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20">
          <table:table-cell/>
          <table:table-cell table:style-name="ce94" office:value-type="string">
            <text:p>TEST CASES</text:p>
          </table:table-cell>
          <table:table-cell table:style-name="ce98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style-name="ce114"/>
          <table:table-cell/>
          <table:table-cell table:style-name="ce116" office:value-type="string">
            <text:p>Passed</text:p>
          </table:table-cell>
          <table:table-cell table:style-name="ce116" table:formula="of:=COUNTIF([.L$7:.L$876];[.$L1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0">
          <table:table-cell/>
          <table:table-cell table:style-name="ce95"/>
          <table:table-cell table:style-name="ce99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number-columns-repeated="2"/>
          <table:table-cell table:style-name="ce116" office:value-type="string">
            <text:p>Failed</text:p>
          </table:table-cell>
          <table:table-cell table:style-name="ce116" table:formula="of:=COUNTIF([.L$7:.L$876];[.$L2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1">
          <table:table-cell/>
          <table:table-cell table:style-name="ce96" office:value-type="string">
            <text:p>Function List:</text:p>
          </table:table-cell>
          <table:table-cell table:style-name="ce100" office:value-type="string" table:number-columns-spanned="3" table:number-rows-spanned="1">
            <text:p>Bugs on Portal 2.5.x for regression test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 table:number-columns-repeated="2"/>
          <table:table-cell table:style-name="ce116" office:value-type="string">
            <text:p>Blocked</text:p>
          </table:table-cell>
          <table:table-cell table:style-name="ce116" table:formula="of:=COUNTIF([.L$7:.L$876];[.$L3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0">
          <table:table-cell/>
          <table:table-cell table:style-name="ce96" office:value-type="string">
            <text:p>Total Main Cases:</text:p>
          </table:table-cell>
          <table:table-cell table:style-name="ce101" table:formula="of:=MAX([.A7:.A859])" office:value-type="float" office:value="6" table:number-columns-spanned="3" table:number-rows-spanned="1">
            <text:p>6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 table:number-columns-repeated="2"/>
          <table:table-cell table:style-name="ce117" office:value-type="string">
            <text:p>Untested</text:p>
          </table:table-cell>
          <table:table-cell table:style-name="ce116" table:formula="of:=COUNTIF([.L$7:.L$876];[.$L4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0">
          <table:table-cell/>
          <table:table-cell table:style-name="ce97"/>
          <table:table-cell table:style-name="ce102"/>
          <table:table-cell table:style-name="ce106" table:number-columns-repeated="5"/>
          <table:table-cell table:style-name="ce113"/>
          <table:table-cell table:number-columns-repeated="2"/>
          <table:table-cell office:value-type="string">
            <text:p>N/A</text:p>
          </table:table-cell>
          <table:table-cell table:style-name="ce116" table:formula="of:=COUNTIF([.L$7:.L$876];[.$L5])" office:value-type="float" office:value="0">
            <text:p>0</text:p>
          </table:table-cell>
          <table:table-cell table:style-name="ce116" table:number-columns-repeated="2"/>
          <table:table-cell table:style-name="ce102" table:number-columns-repeated="219"/>
          <table:table-cell table:number-columns-repeated="790"/>
        </table:table-row>
        <table:table-row table:style-name="ro1">
          <table:table-cell table:style-name="ce92" office:value-type="string">
            <text:p>Case No</text:p>
          </table:table-cell>
          <table:table-cell table:style-name="ce92" office:value-type="string">
            <text:p>Related function</text:p>
          </table:table-cell>
          <table:table-cell table:style-name="ce92" office:value-type="string">
            <text:p>Case ID</text:p>
          </table:table-cell>
          <table:table-cell table:style-name="ce92" office:value-type="string">
            <text:p>Path</text:p>
          </table:table-cell>
          <table:table-cell table:style-name="ce92" office:value-type="string">
            <text:p>Case Description</text:p>
          </table:table-cell>
          <table:table-cell table:style-name="ce92" office:value-type="string">
            <text:p>Step Description</text:p>
          </table:table-cell>
          <table:table-cell table:style-name="ce92" office:value-type="string">
            <text:p>Steps to produce</text:p>
          </table:table-cell>
          <table:table-cell table:style-name="ce92" office:value-type="string">
            <text:p>Expected Output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Bug description</text:p>
          </table:table-cell>
          <table:table-cell table:style-name="ce92"/>
          <table:table-cell table:style-name="ce119" table:number-columns-repeated="7"/>
          <table:table-cell table:style-name="ce120" table:number-columns-repeated="211"/>
          <table:table-cell table:style-name="ce113" table:number-columns-repeated="4"/>
          <table:table-cell table:style-name="ce121" table:number-columns-repeated="21"/>
          <table:table-cell table:number-columns-repeated="769"/>
        </table:table-row>
        <table:table-row table:style-name="ro30">
          <table:table-cell table:style-name="ce93" office:value-type="float" office:value="1">
            <text:p>001</text:p>
          </table:table-cell>
          <table:table-cell table:style-name="ce46" office:value-type="string">
            <text:p>CCP-314</text:p>
          </table:table-cell>
          <table:table-cell table:style-name="ce103" office:value-type="float" office:value="1">
            <text:p>001</text:p>
          </table:table-cell>
          <table:table-cell table:style-name="ce129" table:formula="of:=CONCATENATE(&quot;Portal&quot;;&quot;/&quot;;[.B7])" office:value-type="string" office:string-value="Portal/CCP-314">
            <text:p>Portal/CCP-314</text:p>
          </table:table-cell>
          <table:table-cell table:style-name="ce108" office:value-type="string">
            <text:p>Several JS problems with IE 7 </text:p>
          </table:table-cell>
          <table:table-cell table:style-name="ce65" office:value-type="string">
            <text:p>Step 1: Open form to edit portal layout</text:p>
          </table:table-cell>
          <table:table-cell table:style-name="ce115" office:value-type="string">
            <text:p>- Login with root</text:p>
            <text:p>- Open the edit portal layout page</text:p>
          </table:table-cell>
          <table:table-cell table:style-name="ce115" office:value-type="string">
            <text:p>Edit portal layout form is shown</text:p>
          </table:table-cell>
          <table:table-cell table:style-name="ce115" office:value-type="string">
            <text:p>High</text:p>
          </table:table-cell>
          <table:table-cell table:style-name="ce46" office:value-type="string">
            <text:p>ALL-297, WCM-2713, PORTAL-3766 </text:p>
          </table:table-cell>
          <table:table-cell table:style-name="ce205" office:value-type="string">
            <text:p>the drag and drop is not accurate, we have to drag the portlet far from where it will actually be dropped</text:p>
          </table:table-cell>
          <table:table-cell table:style-name="ce118"/>
          <table:table-cell table:style-name="ce210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30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CCP-314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9" table:formula="of:=CONCATENATE(&quot;Portal&quot;;&quot;/&quot;;[.B8])" office:value-type="string" office:string-value="Portal/CCP-314">
            <text:p>Portal/CCP-314</text:p>
          </table:table-cell>
          <table:table-cell table:style-name="ce52" office:value-type="string">
            <text:p>Several JS problems with IE 7 </text:p>
          </table:table-cell>
          <table:table-cell table:style-name="ce65" office:value-type="string">
            <text:p>Step 2: Drag &amp; drop container</text:p>
          </table:table-cell>
          <table:table-cell table:style-name="ce115" office:value-type="string">
            <text:p>- Drag &amp; drop a column container into page</text:p>
          </table:table-cell>
          <table:table-cell table:style-name="ce115" office:value-type="string">
            <text:p>Drag &amp; drop successfully</text:p>
          </table:table-cell>
          <table:table-cell table:style-name="ce115" office:value-type="string">
            <text:p>High</text:p>
          </table:table-cell>
          <table:table-cell table:style-name="ce46" office:value-type="string">
            <text:p>ALL-297, WCM-2713, PORTAL-3766 </text:p>
          </table:table-cell>
          <table:table-cell table:style-name="ce205"/>
          <table:table-cell table:style-name="ce118"/>
          <table:table-cell table:style-name="ce210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30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CCP-314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9" table:formula="of:=CONCATENATE(&quot;Portal&quot;;&quot;/&quot;;[.B9])" office:value-type="string" office:string-value="Portal/CCP-314">
            <text:p>Portal/CCP-314</text:p>
          </table:table-cell>
          <table:table-cell table:style-name="ce52" office:value-type="string">
            <text:p>Several JS problems with IE 7 </text:p>
          </table:table-cell>
          <table:table-cell table:style-name="ce65" office:value-type="string">
            <text:p>Step 3: Add portlet into page</text:p>
          </table:table-cell>
          <table:table-cell table:style-name="ce115" office:value-type="string">
            <text:p>Add many portlets in the columns, next to each other</text:p>
          </table:table-cell>
          <table:table-cell table:style-name="ce115" office:value-type="string">
            <text:p>The drag and drop is well done</text:p>
          </table:table-cell>
          <table:table-cell table:style-name="ce115" office:value-type="string">
            <text:p>High</text:p>
          </table:table-cell>
          <table:table-cell table:style-name="ce46" office:value-type="string">
            <text:p>ALL-297, WCM-2713, PORTAL-3766 </text:p>
          </table:table-cell>
          <table:table-cell table:style-name="ce205"/>
          <table:table-cell table:style-name="ce118"/>
          <table:table-cell table:style-name="ce210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29">
          <table:table-cell table:style-name="ce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CCP-51</text:p>
          </table:table-cell>
          <table:table-cell table:style-name="ce103" office:value-type="float" office:value="1">
            <text:p>001</text:p>
          </table:table-cell>
          <table:table-cell table:style-name="ce129" table:formula="of:=CONCATENATE(&quot;Portal&quot;;&quot;/&quot;;[.B10])" office:value-type="string" office:string-value="Portal/CCP-51">
            <text:p>Portal/CCP-51</text:p>
          </table:table-cell>
          <table:table-cell table:style-name="ce108" office:value-type="string">
            <text:p>Check when click twice on Sign In button</text:p>
          </table:table-cell>
          <table:table-cell table:style-name="ce65" office:value-type="string">
            <text:p>Step 1: Sign in</text:p>
          </table:table-cell>
          <table:table-cell table:style-name="ce65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5" office:value-type="string">
            <text:p>Login successfully with no error</text:p>
          </table:table-cell>
          <table:table-cell table:style-name="ce115" office:value-type="string">
            <text:p>Low</text:p>
          </table:table-cell>
          <table:table-cell table:style-name="ce78" office:value-type="string">
            <text:p>PORTAL-3221, WCM-2504 </text:p>
          </table:table-cell>
          <table:table-cell table:style-name="ce206" office:value-type="string">
            <text:p>Login Page: HTTP 404, when clickin twice on "Connection Button" </text:p>
          </table:table-cell>
          <table:table-cell table:style-name="ce118"/>
          <table:table-cell table:style-name="ce211" table:number-columns-repeated="235"/>
          <table:table-cell table:style-name="ce214" table:number-columns-repeated="9"/>
          <table:table-cell table:number-columns-repeated="768"/>
        </table:table-row>
        <table:table-row table:style-name="ro29">
          <table:table-cell table:style-name="ce9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6" office:value-type="string">
            <text:p>CCP-366</text:p>
          </table:table-cell>
          <table:table-cell table:style-name="ce103" office:value-type="float" office:value="1">
            <text:p>001</text:p>
          </table:table-cell>
          <table:table-cell table:style-name="ce129" table:formula="of:=CONCATENATE(&quot;Portal&quot;;&quot;/&quot;;[.B11])" office:value-type="string" office:string-value="Portal/CCP-366">
            <text:p>Portal/CCP-366</text:p>
          </table:table-cell>
          <table:table-cell table:style-name="ce108" office:value-type="string">
            <text:p>Title of button close window in popup not available in french </text:p>
          </table:table-cell>
          <table:table-cell table:style-name="ce65" office:value-type="string">
            <text:p>Step 1: Open any popup</text:p>
          </table:table-cell>
          <table:table-cell table:style-name="ce115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15" office:value-type="string">
            <text:p>The tool tip (title) is well displayed in French</text:p>
          </table:table-cell>
          <table:table-cell table:style-name="ce115" office:value-type="string">
            <text:p>Low</text:p>
          </table:table-cell>
          <table:table-cell table:style-name="ce78" office:value-type="string">
            <text:p>ALL-325, PORTAL-3773 </text:p>
          </table:table-cell>
          <table:table-cell table:style-name="ce207"/>
          <table:table-cell table:style-name="ce118"/>
          <table:table-cell table:style-name="ce211" table:number-columns-repeated="235"/>
          <table:table-cell table:style-name="ce214" table:number-columns-repeated="9"/>
          <table:table-cell table:number-columns-repeated="768"/>
        </table:table-row>
        <table:table-row table:style-name="ro29">
          <table:table-cell table:style-name="ce93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6" office:value-type="string">
            <text:p>CCP-394</text:p>
          </table:table-cell>
          <table:table-cell table:style-name="ce103" office:value-type="float" office:value="1">
            <text:p>001</text:p>
          </table:table-cell>
          <table:table-cell table:style-name="ce129" table:formula="of:=CONCATENATE(&quot;Portal&quot;;&quot;/&quot;;[.B12])" office:value-type="string" office:string-value="Portal/CCP-394">
            <text:p>Portal/CCP-394</text:p>
          </table:table-cell>
          <table:table-cell table:style-name="ce108" office:value-type="string">
            <text:p>Check if mandatory textarea (*) on the right , not in the bottom</text:p>
          </table:table-cell>
          <table:table-cell table:style-name="ce155" office:value-type="string">
            <text:p>Step 1: Show form to check madatory field</text:p>
          </table:table-cell>
          <table:table-cell table:style-name="ce155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69" office:value-type="string">
            <text:p>The mandatory icon must be on the right</text:p>
          </table:table-cell>
          <table:table-cell table:style-name="ce115" office:value-type="string">
            <text:p>High</text:p>
          </table:table-cell>
          <table:table-cell table:style-name="ce79" office:value-type="string">
            <text:p>Portal-3739</text:p>
          </table:table-cell>
          <table:table-cell table:style-name="ce208" office:value-type="string">
            <text:p>The mandatory icon sometimes at the bottom</text:p>
          </table:table-cell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31">
          <table:table-cell table:style-name="ce93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6" office:value-type="string">
            <text:p>CCP-394</text:p>
          </table:table-cell>
          <table:table-cell table:style-name="ce103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9" table:formula="of:=CONCATENATE(&quot;Portal&quot;;&quot;/&quot;;[.B13])" office:value-type="string" office:string-value="Portal/CCP-394">
            <text:p>Portal/CCP-394</text:p>
          </table:table-cell>
          <table:table-cell table:style-name="ce108" office:value-type="string">
            <text:p>Check if the max length of Group label is up to 50 characters</text:p>
          </table:table-cell>
          <table:table-cell table:style-name="ce155" office:value-type="string">
            <text:p>Step 1: Show add new group form</text:p>
          </table:table-cell>
          <table:table-cell table:style-name="ce155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55" office:value-type="string">
            <text:p>Add new group icon is shown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740</text:p>
          </table:table-cell>
          <table:table-cell table:style-name="ce208" office:value-type="string">
            <text:p>Max length of Group label is limited to 30 characters</text:p>
          </table:table-cell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6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6" office:value-type="string">
            <text:p>CCP-394</text:p>
          </table:table-cell>
          <table:table-cell table:style-name="ce10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9" table:formula="of:=CONCATENATE(&quot;Portal&quot;;&quot;/&quot;;[.B14])" office:value-type="string" office:string-value="Portal/CCP-394">
            <text:p>Portal/CCP-394</text:p>
          </table:table-cell>
          <table:table-cell table:style-name="ce52" office:value-type="string">
            <text:p>Check if the max length of Group label is up to 50 characters</text:p>
          </table:table-cell>
          <table:table-cell table:style-name="ce155" office:value-type="string">
            <text:p>Step 2: Check max length of Group label field</text:p>
          </table:table-cell>
          <table:table-cell table:style-name="ce155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69" office:value-type="string">
            <text:p>Show message alerts the group label must have from 3 to 50 characters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740</text:p>
          </table:table-cell>
          <table:table-cell table:style-name="ce208"/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6">
          <table:table-cell table:style-name="ce93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6" office:value-type="string">
            <text:p>CCP-394</text:p>
          </table:table-cell>
          <table:table-cell table:style-name="ce103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9" table:formula="of:=CONCATENATE(&quot;Portal&quot;;&quot;/&quot;;[.B15])" office:value-type="string" office:string-value="Portal/CCP-394">
            <text:p>Portal/CCP-394</text:p>
          </table:table-cell>
          <table:table-cell table:style-name="ce108" office:value-type="string">
            <text:p>Check the translation of label in message popup</text:p>
          </table:table-cell>
          <table:table-cell table:style-name="ce155" office:value-type="string">
            <text:p>Step 1: Change language</text:p>
          </table:table-cell>
          <table:table-cell table:style-name="ce155" office:value-type="string">
            <text:p>Go to Language Setting &amp; select 1 language to display</text:p>
          </table:table-cell>
          <table:table-cell table:style-name="ce155" office:value-type="string">
            <text:p>The site is displayed in selected language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658</text:p>
          </table:table-cell>
          <table:table-cell table:style-name="ce208" office:value-type="string">
            <text:p>The message labels ("Error", "Warning" and "Info") cannot be localized</text:p>
          </table:table-cell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6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CCP-394</text:p>
          </table:table-cell>
          <table:table-cell table:style-name="ce103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9" table:formula="of:=CONCATENATE(&quot;Portal&quot;;&quot;/&quot;;[.B16])" office:value-type="string" office:string-value="Portal/CCP-394">
            <text:p>Portal/CCP-394</text:p>
          </table:table-cell>
          <table:table-cell table:style-name="ce52" office:value-type="string">
            <text:p>Check the translation of label in message popup</text:p>
          </table:table-cell>
          <table:table-cell table:style-name="ce155" office:value-type="string">
            <text:p>Step 2: Show message popup</text:p>
          </table:table-cell>
          <table:table-cell table:style-name="ce155" office:value-type="string">
            <text:p>- Do action that will show a message popup <text:span text:style-name="T10">(</text:span>e.g: Create new group with invalid value<text:span text:style-name="T10">)</text:span></text:p>
          </table:table-cell>
          <table:table-cell table:style-name="ce169" office:value-type="string">
            <text:p>Message popup is shown with labels are well translated in selected language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658</text:p>
          </table:table-cell>
          <table:table-cell table:style-name="ce208"/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">
          <table:table-cell table:style-name="ce122" table:number-columns-repeated="2"/>
          <table:table-cell table:style-name="ce103"/>
          <table:table-cell table:style-name="ce122" table:number-columns-repeated="5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 table:number-rows-repeated="36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3"/>
          <table:table-cell table:style-name="ce156"/>
          <table:table-cell table:style-name="ce157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61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3"/>
          <table:table-cell table:style-name="ce156"/>
          <table:table-cell table:style-name="ce157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52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61"/>
          <table:table-cell table:style-name="ce16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5"/>
          <table:table-cell table:style-name="ce157" table:number-columns-repeated="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36"/>
          <table:table-cell table:style-name="ce157"/>
          <table:table-cell table:style-name="ce15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7"/>
          <table:table-cell table:style-name="ce157"/>
          <table:table-cell table:style-name="ce15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7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 table:number-rows-repeated="3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1"/>
          <table:table-cell table:style-name="ce158"/>
          <table:table-cell table:style-name="ce162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2"/>
          <table:table-cell table:style-name="ce158"/>
          <table:table-cell table:style-name="ce163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/>
          <table:table-cell table:style-name="ce158"/>
          <table:table-cell table:style-name="ce164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3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7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2"/>
          <table:table-cell table:style-name="ce176" table:number-columns-repeated="220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2"/>
          <table:table-cell table:style-name="ce176" table:number-columns-repeated="220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7" table:number-columns-repeated="222"/>
          <table:table-cell table:style-name="ce199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7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1"/>
          <table:table-cell table:style-name="ce142"/>
          <table:table-cell table:style-name="ce165"/>
          <table:table-cell table:style-name="ce147"/>
          <table:table-cell table:style-name="ce172"/>
          <table:table-cell table:style-name="ce17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2"/>
          <table:table-cell table:style-name="ce165"/>
          <table:table-cell table:style-name="ce147"/>
          <table:table-cell table:style-name="ce172"/>
          <table:table-cell table:style-name="ce17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1"/>
          <table:table-cell table:style-name="ce142"/>
          <table:table-cell table:style-name="ce166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2"/>
          <table:table-cell table:style-name="ce165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3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44"/>
          <table:table-cell table:style-name="ce145"/>
          <table:table-cell table:style-name="ce166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45" table:number-columns-repeated="2"/>
          <table:table-cell table:style-name="ce167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3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1"/>
          <table:table-cell table:style-name="ce146"/>
          <table:table-cell table:style-name="ce157"/>
          <table:table-cell table:style-name="ce152"/>
          <table:table-cell table:style-name="ce160"/>
          <table:table-cell table:style-name="ce172"/>
          <table:table-cell table:style-name="ce180" table:number-columns-repeated="3"/>
          <table:table-cell table:style-name="ce181" table:number-columns-repeated="219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1"/>
          <table:table-cell table:style-name="ce147" table:number-columns-repeated="3"/>
          <table:table-cell table:style-name="ce149"/>
          <table:table-cell table:style-name="ce172"/>
          <table:table-cell table:style-name="ce180" table:number-columns-repeated="3"/>
          <table:table-cell table:style-name="ce181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8"/>
          <table:table-cell table:style-name="ce159"/>
          <table:table-cell table:style-name="ce140"/>
          <table:table-cell table:style-name="ce171"/>
          <table:table-cell table:style-name="ce172"/>
          <table:table-cell table:style-name="ce181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9" table:number-columns-repeated="3"/>
          <table:table-cell table:style-name="ce147"/>
          <table:table-cell table:style-name="ce172"/>
          <table:table-cell table:style-name="ce19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6"/>
          <table:table-cell table:style-name="ce147"/>
          <table:table-cell table:style-name="ce140"/>
          <table:table-cell table:style-name="ce160"/>
          <table:table-cell table:style-name="ce172"/>
          <table:table-cell table:style-name="ce19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19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6"/>
          <table:table-cell table:style-name="ce147"/>
          <table:table-cell table:style-name="ce140"/>
          <table:table-cell table:style-name="ce160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200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6"/>
          <table:table-cell table:style-name="ce147"/>
          <table:table-cell table:style-name="ce140"/>
          <table:table-cell table:style-name="ce160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200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3"/>
          <table:table-cell table:style-name="ce130"/>
          <table:table-cell table:style-name="ce150"/>
          <table:table-cell table:style-name="ce157"/>
          <table:table-cell table:style-name="ce140"/>
          <table:table-cell table:style-name="ce160"/>
          <table:table-cell table:style-name="ce172"/>
          <table:table-cell table:style-name="ce201"/>
          <table:table-cell table:style-name="ce200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1"/>
          <table:table-cell table:style-name="ce157"/>
          <table:table-cell table:style-name="ce152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52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6"/>
          <table:table-cell table:style-name="ce128"/>
          <table:table-cell table:style-name="ce130"/>
          <table:table-cell table:style-name="ce153"/>
          <table:table-cell table:style-name="ce160"/>
          <table:table-cell table:style-name="ce154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6"/>
          <table:table-cell table:style-name="ce128"/>
          <table:table-cell table:style-name="ce130"/>
          <table:table-cell table:style-name="ce154"/>
          <table:table-cell table:style-name="ce160"/>
          <table:table-cell table:style-name="ce154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6"/>
          <table:table-cell table:style-name="ce128"/>
          <table:table-cell table:style-name="ce130"/>
          <table:table-cell table:style-name="ce154"/>
          <table:table-cell table:style-name="ce160"/>
          <table:table-cell table:style-name="ce152"/>
          <table:table-cell table:style-name="ce154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1"/>
          <table:table-cell table:style-name="ce157"/>
          <table:table-cell table:style-name="ce152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40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1"/>
          <table:table-cell table:style-name="ce157"/>
          <table:table-cell table:style-name="ce140"/>
          <table:table-cell table:style-name="ce160"/>
          <table:table-cell table:style-name="ce172"/>
          <table:table-cell table:style-name="ce203"/>
          <table:table-cell table:style-name="ce209" table:number-columns-repeated="221"/>
          <table:table-cell table:style-name="ce213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52"/>
          <table:table-cell table:style-name="ce160"/>
          <table:table-cell table:style-name="ce172"/>
          <table:table-cell table:style-name="ce203"/>
          <table:table-cell table:style-name="ce209" table:number-columns-repeated="221"/>
          <table:table-cell table:style-name="ce213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1"/>
          <table:table-cell table:style-name="ce157"/>
          <table:table-cell table:style-name="ce152"/>
          <table:table-cell table:style-name="ce160"/>
          <table:table-cell table:style-name="ce172"/>
          <table:table-cell table:style-name="ce204"/>
          <table:table-cell table:style-name="ce175" table:number-columns-repeated="2"/>
          <table:table-cell table:style-name="ce176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2" table:number-columns-repeated="3"/>
          <table:table-cell table:style-name="ce160"/>
          <table:table-cell table:style-name="ce172"/>
          <table:table-cell table:style-name="ce204"/>
          <table:table-cell table:style-name="ce175" table:number-columns-repeated="2"/>
          <table:table-cell table:style-name="ce176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1"/>
          <table:table-cell table:style-name="ce157"/>
          <table:table-cell table:style-name="ce140"/>
          <table:table-cell table:style-name="ce160"/>
          <table:table-cell table:style-name="ce172"/>
          <table:table-cell table:style-name="ce204"/>
          <table:table-cell table:style-name="ce175" table:number-columns-repeated="2"/>
          <table:table-cell table:style-name="ce176" table:number-columns-repeated="219"/>
          <table:table-cell table:style-name="ce102" table:number-columns-repeated="3"/>
          <table:table-cell table:number-columns-repeated="790"/>
        </table:table-row>
        <table:table-row table:style-name="ro1" table:number-rows-repeated="2">
          <table:table-cell table:style-name="ce123"/>
          <table:table-cell table:style-name="ce124"/>
          <table:table-cell table:style-name="ce128"/>
          <table:table-cell table:style-name="ce130"/>
          <table:table-cell table:style-name="ce152"/>
          <table:table-cell table:style-name="ce157" table:number-columns-repeated="3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99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 table:number-rows-repeated="65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0">
          <table:table-cell/>
          <table:table-cell table:style-name="ce94" office:value-type="string">
            <text:p>TEST CASES</text:p>
          </table:table-cell>
          <table:table-cell table:style-name="ce98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style-name="ce114"/>
          <table:table-cell/>
          <table:table-cell table:style-name="ce116" office:value-type="string">
            <text:p>Passed</text:p>
          </table:table-cell>
          <table:table-cell table:style-name="ce116" table:formula="of:=COUNTIF([.L$7:.L$981];[.$L1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5"/>
          <table:table-cell table:style-name="ce99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number-columns-repeated="2"/>
          <table:table-cell table:style-name="ce116" office:value-type="string">
            <text:p>Failed</text:p>
          </table:table-cell>
          <table:table-cell table:style-name="ce116" table:formula="of:=COUNTIF([.L$7:.L$981];[.$L2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1">
          <table:table-cell/>
          <table:table-cell table:style-name="ce96" office:value-type="string">
            <text:p>Function List:</text:p>
          </table:table-cell>
          <table:table-cell table:style-name="ce100" office:value-type="string" table:number-columns-spanned="3" table:number-rows-spanned="1">
            <text:p>Bugs on Portal 2.5.x for regression test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 table:number-columns-repeated="2"/>
          <table:table-cell table:style-name="ce116" office:value-type="string">
            <text:p>Blocked</text:p>
          </table:table-cell>
          <table:table-cell table:style-name="ce116" table:formula="of:=COUNTIF([.L$7:.L$981];[.$L3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14">
          <table:table-cell/>
          <table:table-cell table:style-name="ce96" office:value-type="string">
            <text:p>Total Main Cases:</text:p>
          </table:table-cell>
          <table:table-cell table:style-name="ce101" table:formula="of:=MAX([.A7:.A964])" office:value-type="float" office:value="12" table:number-columns-spanned="3" table:number-rows-spanned="1">
            <text:p>12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 table:number-columns-repeated="2"/>
          <table:table-cell table:style-name="ce117" office:value-type="string">
            <text:p>Untested</text:p>
          </table:table-cell>
          <table:table-cell table:style-name="ce116" table:formula="of:=COUNTIF([.L$7:.L$981];[.$L4])" office:value-type="float" office:value="0">
            <text:p>0</text:p>
          </table:table-cell>
          <table:table-cell table:style-name="ce116" table:number-columns-repeated="2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7"/>
          <table:table-cell table:style-name="ce102"/>
          <table:table-cell table:style-name="ce106" table:number-columns-repeated="2"/>
          <table:table-cell table:style-name="ce106" office:value-type="string">
            <text:p><text:s/></text:p>
          </table:table-cell>
          <table:table-cell table:style-name="ce106" table:number-columns-repeated="2"/>
          <table:table-cell table:style-name="ce113"/>
          <table:table-cell table:number-columns-repeated="2"/>
          <table:table-cell office:value-type="string">
            <text:p>N/A</text:p>
          </table:table-cell>
          <table:table-cell table:style-name="ce116" table:formula="of:=COUNTIF([.L$7:.L$981];[.$L5])" office:value-type="float" office:value="0">
            <text:p>0</text:p>
          </table:table-cell>
          <table:table-cell table:style-name="ce116" table:number-columns-repeated="2"/>
          <table:table-cell table:style-name="ce102" table:number-columns-repeated="219"/>
          <table:table-cell table:number-columns-repeated="21"/>
        </table:table-row>
        <table:table-row table:style-name="ro14">
          <table:table-cell table:style-name="ce92" office:value-type="string">
            <text:p>Case No</text:p>
          </table:table-cell>
          <table:table-cell table:style-name="ce92" office:value-type="string">
            <text:p>Related function</text:p>
          </table:table-cell>
          <table:table-cell table:style-name="ce92" office:value-type="string">
            <text:p>Case ID</text:p>
          </table:table-cell>
          <table:table-cell table:style-name="ce92" office:value-type="string">
            <text:p>Path</text:p>
          </table:table-cell>
          <table:table-cell table:style-name="ce92" office:value-type="string">
            <text:p>Case Description</text:p>
          </table:table-cell>
          <table:table-cell table:style-name="ce92" office:value-type="string">
            <text:p>Step Description</text:p>
          </table:table-cell>
          <table:table-cell table:style-name="ce92" office:value-type="string">
            <text:p>Steps to produce</text:p>
          </table:table-cell>
          <table:table-cell table:style-name="ce92" office:value-type="string">
            <text:p>Expected Output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Bug description</text:p>
          </table:table-cell>
          <table:table-cell table:style-name="ce92"/>
          <table:table-cell table:style-name="ce119" table:number-columns-repeated="7"/>
          <table:table-cell table:style-name="ce120" table:number-columns-repeated="211"/>
          <table:table-cell table:style-name="ce113" table:number-columns-repeated="4"/>
          <table:table-cell table:style-name="ce121" table:number-columns-repeated="21"/>
        </table:table-row>
        <table:table-row table:style-name="ro16">
          <table:table-cell table:style-name="ce93" office:value-type="float" office:value="1">
            <text:p>001</text:p>
          </table:table-cell>
          <table:table-cell table:style-name="ce46" office:value-type="string">
            <text:p>CCP-372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7])" office:value-type="string" office:string-value="Portal/CCP-372">
            <text:p>Portal/CCP-372</text:p>
          </table:table-cell>
          <table:table-cell table:style-name="ce107" office:value-type="string">
            <text:p>Check showing popup save-success after saving CLV portlet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root</text:p>
            <text:p>- Select acme site</text:p>
          </table:table-cell>
          <table:table-cell table:style-name="ce48" office:value-type="string">
            <text:p>acme site is shown, focus on Hom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number-columns-repeated="245"/>
        </table:table-row>
        <table:table-row table:style-name="ro16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8" table:formula="of:=CONCATENATE(&quot;Portal&quot;;&quot;/&quot;;[.B8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2: Switch to edit mode</text:p>
          </table:table-cell>
          <table:table-cell table:style-name="ce48" office:value-type="string">
            <text:p>Click icon at the top right corner to switch to Edit mode</text:p>
          </table:table-cell>
          <table:table-cell table:style-name="ce48" office:value-type="string">
            <text:p>Edit mode is selected, there's quick edit icon for each portlet in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16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8" table:formula="of:=CONCATENATE(&quot;Portal&quot;;&quot;/&quot;;[.B9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3: Show form to edit a CLV</text:p>
          </table:table-cell>
          <table:table-cell table:style-name="ce48" office:value-type="string">
            <text:p>Click Quick edit icon at a CLV (e.g: Company News)</text:p>
          </table:table-cell>
          <table:table-cell table:style-name="ce48" office:value-type="string">
            <text:p>Content List Viewer Configuration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8" table:formula="of:=CONCATENATE(&quot;Portal&quot;;&quot;/&quot;;[.B10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4: Show form to select content</text:p>
          </table:table-cell>
          <table:table-cell table:style-name="ce48" office:value-type="string">
            <text:p>- Choose Manual mode</text:p>
            <text:p>- Click icon at the row below to select content</text:p>
          </table:table-cell>
          <table:table-cell table:style-name="ce48" office:value-type="string">
            <text:p>Multiple Content selector panel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16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f:=CONCATENATE(&quot;Portal&quot;;&quot;/&quot;;[.B11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5: Select content to be viewed</text:p>
          </table:table-cell>
          <table:table-cell table:style-name="ce48" office:value-type="string">
            <text:p>- Select path from left pane then choose content from right pane</text:p>
            <text:p>- Click Save</text:p>
          </table:table-cell>
          <table:table-cell table:style-name="ce48" office:value-type="string">
            <text:p>Selected content(s) is listed in Content List viewer configuratio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30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8" table:formula="of:=CONCATENATE(&quot;Portal&quot;;&quot;/&quot;;[.B12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6: Complete editing CLV</text:p>
          </table:table-cell>
          <table:table-cell table:style-name="ce48" office:value-type="string">
            <text:p>Click Save in <text:s/>Content List viewer configuration</text:p>
          </table:table-cell>
          <table:table-cell table:style-name="ce48" office:value-type="string">
            <text:p><text:s/>Content List viewer configuration form is closed, a message is shown to alert configure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 office:value-type="string">
            <text:p>Close the edit mode. Saving succes message's popup appears not in its normal place.</text:p>
          </table:table-cell>
          <table:table-cell table:style-name="ce48" table:number-columns-repeated="2"/>
          <table:table-cell table:number-columns-repeated="242"/>
        </table:table-row>
        <table:table-row table:style-name="ro16">
          <table:table-cell table:style-name="ce93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6" office:value-type="string">
            <text:p>CCP-391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13])" office:value-type="string" office:string-value="Portal/CCP-391">
            <text:p>Portal/CCP-391</text:p>
          </table:table-cell>
          <table:table-cell table:style-name="ce107" office:value-type="string">
            <text:p>Check adding portlet by drag/drop while editing page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root</text:p>
            <text:p>- Select acme site</text:p>
          </table:table-cell>
          <table:table-cell table:style-name="ce48" office:value-type="string">
            <text:p>acme site is shown, focus on Hom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24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8" table:formula="of:=CONCATENATE(&quot;Portal&quot;;&quot;/&quot;;[.B14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2: Show form to edit page by wizard</text:p>
          </table:table-cell>
          <table:table-cell table:style-name="ce48" office:value-type="string">
            <text:p>- Select Site Editor-&gt; Edit Page Wizard from admin bar</text:p>
          </table:table-cell>
          <table:table-cell table:style-name="ce48" office:value-type="string">
            <text:p>Edit current page by wizard is show, stay at step 2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24">
          <table:table-cell table:style-name="ce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8" table:formula="of:=CONCATENATE(&quot;Portal&quot;;&quot;/&quot;;[.B15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3: Move to step 3 to change portlet</text:p>
          </table:table-cell>
          <table:table-cell table:style-name="ce48" office:value-type="string">
            <text:p>- Click Next to move to step 3</text:p>
          </table:table-cell>
          <table:table-cell table:style-name="ce48" office:value-type="string">
            <text:p>Step 3 of edit page wizard form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24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8" table:formula="of:=CONCATENATE(&quot;Portal&quot;;&quot;/&quot;;[.B16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4: Add container into page</text:p>
          </table:table-cell>
          <table:table-cell table:style-name="ce48" office:value-type="string">
            <text:p>- Drag &amp; drop a mixed container into the page</text:p>
          </table:table-cell>
          <table:table-cell table:style-name="ce48" office:value-type="string">
            <text:p>Mixed container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30">
          <table:table-cell table:style-name="ce9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8" table:formula="of:=CONCATENATE(&quot;Portal&quot;;&quot;/&quot;;[.B17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5: Add portlet into new added container</text:p>
          </table:table-cell>
          <table:table-cell table:style-name="ce48" office:value-type="string">
            <text:p>Drag &amp; drop portlet into page</text:p>
          </table:table-cell>
          <table:table-cell table:style-name="ce48" office:value-type="string">
            <text:p>Drag &amp; drop action is well done. The portlet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style-name="ce48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8"/>
          <table:table-cell table:number-columns-repeated="243"/>
        </table:table-row>
        <table:table-row table:style-name="ro16">
          <table:table-cell table:style-name="ce9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6" office:value-type="string">
            <text:p>CCP-395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18])" office:value-type="string" office:string-value="Portal/CCP-395">
            <text:p>Portal/CCP-395</text:p>
          </table:table-cell>
          <table:table-cell table:style-name="ce107" office:value-type="string">
            <text:p>Check moving portlet inside a page while editing page by wizard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root</text:p>
            <text:p>- Select acme site</text:p>
          </table:table-cell>
          <table:table-cell table:style-name="ce48" office:value-type="string">
            <text:p>acme site is shown, focus on Hom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8" table:formula="of:=CONCATENATE(&quot;Portal&quot;;&quot;/&quot;;[.B19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2: Show form to edit page by wizard</text:p>
          </table:table-cell>
          <table:table-cell table:style-name="ce48" office:value-type="string">
            <text:p>- Select Site Editor-&gt; Edit Page Wizard from admin bar</text:p>
          </table:table-cell>
          <table:table-cell table:style-name="ce48" office:value-type="string">
            <text:p>Edit current page by wizard is show, stay at step 2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8" table:formula="of:=CONCATENATE(&quot;Portal&quot;;&quot;/&quot;;[.B20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3: Move to step 3 to change portlet</text:p>
          </table:table-cell>
          <table:table-cell table:style-name="ce48" office:value-type="string">
            <text:p>- Click Next to move to step 3</text:p>
          </table:table-cell>
          <table:table-cell table:style-name="ce48" office:value-type="string">
            <text:p>Step 3 of edit page wizard form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8" table:formula="of:=CONCATENATE(&quot;Portal&quot;;&quot;/&quot;;[.B21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4: Add container into page</text:p>
          </table:table-cell>
          <table:table-cell table:style-name="ce48" office:value-type="string">
            <text:p>Drag &amp; drop a column container into page</text:p>
          </table:table-cell>
          <table:table-cell table:style-name="ce48" office:value-type="string">
            <text:p>Column container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8" table:formula="of:=CONCATENATE(&quot;Portal&quot;;&quot;/&quot;;[.B22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5: Change portlet position inside page</text:p>
          </table:table-cell>
          <table:table-cell table:style-name="ce48" office:value-type="string">
            <text:p>Change portlets' positions in the container by drag &amp; drop</text:p>
          </table:table-cell>
          <table:table-cell table:style-name="ce48" office:value-type="string">
            <text:p>Drag &amp; drop action is well done. The portlet is moved to new plac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office:value-type="string">
            <text:p>Changing portlet's position affects the others as if they are concerned by the drag and drop operation</text:p>
          </table:table-cell>
          <table:table-cell table:style-name="ce48"/>
          <table:table-cell table:number-columns-repeated="243"/>
        </table:table-row>
        <table:table-row table:style-name="ro29">
          <table:table-cell table:style-name="ce9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6" office:value-type="string">
            <text:p>CCP-461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23])" office:value-type="string" office:string-value="Portal/CCP-461">
            <text:p>Portal/CCP-461</text:p>
          </table:table-cell>
          <table:table-cell table:style-name="ce107" office:value-type="string">
            <text:p>Check showing user page for anonymous user</text:p>
          </table:table-cell>
          <table:table-cell table:style-name="ce48" office:value-type="string">
            <text:p>Step 1: Create user page</text:p>
          </table:table-cell>
          <table:table-cell table:style-name="ce48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8" office:value-type="string">
            <text:p>- Create page successfully</text:p>
            <text:p>- Permission for this page is blank (default is set for page owner only)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6</text:p>
          </table:table-cell>
          <table:table-cell table:style-name="ce48" table:number-columns-repeated="2"/>
          <table:table-cell table:number-columns-repeated="243"/>
        </table:table-row>
        <table:table-row table:style-name="ro30">
          <table:table-cell table:style-name="ce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6" office:value-type="string">
            <text:p>CCP-461</text:p>
          </table:table-cell>
          <table:table-cell table:style-name="ce10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8" table:formula="of:=CONCATENATE(&quot;Portal&quot;;&quot;/&quot;;[.B24])" office:value-type="string" office:string-value="Portal/CCP-461">
            <text:p>Portal/CCP-461</text:p>
          </table:table-cell>
          <table:table-cell table:style-name="ce48" office:value-type="string">
            <text:p>Check showing user page for anonymous user</text:p>
          </table:table-cell>
          <table:table-cell table:style-name="ce48" office:value-type="string">
            <text:p>Step 2: Add node on classic portal link to user's page</text:p>
          </table:table-cell>
          <table:table-cell table:style-name="ce48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8" office:value-type="string">
            <text:p>New node link to user page is added successfully on classic portal navigatio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6</text:p>
          </table:table-cell>
          <table:table-cell table:style-name="ce48" table:number-columns-repeated="2"/>
          <table:table-cell table:number-columns-repeated="243"/>
        </table:table-row>
        <table:table-row table:style-name="ro31">
          <table:table-cell table:style-name="ce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6" office:value-type="string">
            <text:p>CCP-461</text:p>
          </table:table-cell>
          <table:table-cell table:style-name="ce10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8" table:formula="of:=CONCATENATE(&quot;Portal&quot;;&quot;/&quot;;[.B25])" office:value-type="string" office:string-value="Portal/CCP-461">
            <text:p>Portal/CCP-461</text:p>
          </table:table-cell>
          <table:table-cell table:style-name="ce48" office:value-type="string">
            <text:p>Check showing user page for anonymous user</text:p>
          </table:table-cell>
          <table:table-cell table:style-name="ce48" office:value-type="string">
            <text:p>Step 3: Check if anonymous user can see private page</text:p>
          </table:table-cell>
          <table:table-cell table:style-name="ce48" office:value-type="string">
            <text:p>- Logout</text:p>
          </table:table-cell>
          <table:table-cell table:style-name="ce48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6</text:p>
          </table:table-cell>
          <table:table-cell table:style-name="ce48" office:value-type="string">
            <text:p>java.lang.NullPointerException in UserACL for ANONYMOUS users</text:p>
          </table:table-cell>
          <table:table-cell table:style-name="ce48"/>
          <table:table-cell table:number-columns-repeated="243"/>
        </table:table-row>
        <table:table-row table:style-name="ro24">
          <table:table-cell table:style-name="ce93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6" office:value-type="string">
            <text:p>REGPRL-001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26])" office:value-type="string" office:string-value="Portal/REGPRL-001">
            <text:p>Portal/REGPRL-001</text:p>
          </table:table-cell>
          <table:table-cell table:style-name="ce107" office:value-type="string">
            <text:p>Check Login when URL contain plus ('+') symbol</text:p>
          </table:table-cell>
          <table:table-cell table:style-name="ce48" office:value-type="string">
            <text:p>Step 1: Check jump to page by input URL directly</text:p>
          </table:table-cell>
          <table:table-cell table:style-name="ce48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8" office:value-type="string">
            <text:p>Page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684</text:p>
          </table:table-cell>
          <table:table-cell table:style-name="ce48" table:number-columns-repeated="2"/>
          <table:table-cell table:number-columns-repeated="243"/>
        </table:table-row>
        <table:table-row table:style-name="ro24">
          <table:table-cell table:style-name="ce9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6" office:value-type="string">
            <text:p>REGPRL-001</text:p>
          </table:table-cell>
          <table:table-cell table:style-name="ce10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8" table:formula="of:=CONCATENATE(&quot;Portal&quot;;&quot;/&quot;;[.B27])" office:value-type="string" office:string-value="Portal/REGPRL-001">
            <text:p>Portal/REGPRL-001</text:p>
          </table:table-cell>
          <table:table-cell table:style-name="ce48" office:value-type="string">
            <text:p>Check Login when URL contain plus ('+') symbol</text:p>
          </table:table-cell>
          <table:table-cell table:style-name="ce48" office:value-type="string">
            <text:p>Step 2: Check jump to page by input URL directly</text:p>
          </table:table-cell>
          <table:table-cell table:style-name="ce48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8" office:value-type="string">
            <text:p>Page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684</text:p>
          </table:table-cell>
          <table:table-cell table:style-name="ce48" table:number-columns-repeated="2"/>
          <table:table-cell table:number-columns-repeated="243"/>
        </table:table-row>
        <table:table-row table:style-name="ro24">
          <table:table-cell table:style-name="ce9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6" office:value-type="string">
            <text:p>REGPRL-001</text:p>
          </table:table-cell>
          <table:table-cell table:style-name="ce103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8" table:formula="of:=CONCATENATE(&quot;Portal&quot;;&quot;/&quot;;[.B28])" office:value-type="string" office:string-value="Portal/REGPRL-001">
            <text:p>Portal/REGPRL-001</text:p>
          </table:table-cell>
          <table:table-cell table:style-name="ce48" office:value-type="string">
            <text:p>Check Login when URL contain plus ('+') symbol</text:p>
          </table:table-cell>
          <table:table-cell table:style-name="ce48" office:value-type="string">
            <text:p>Step 3: Check jump to page by input URL directly</text:p>
          </table:table-cell>
          <table:table-cell table:style-name="ce48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8" office:value-type="string">
            <text:p>Page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684</text:p>
          </table:table-cell>
          <table:table-cell table:style-name="ce48" office:value-type="string">
            <text:p>Plus ('+') symbol in an URL causes an ERROR 500 and exception in console</text:p>
          </table:table-cell>
          <table:table-cell table:style-name="ce48"/>
          <table:table-cell table:number-columns-repeated="243"/>
        </table:table-row>
        <table:table-row table:style-name="ro31">
          <table:table-cell table:style-name="ce93" table:formula="of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8" office:value-type="string">
            <text:p>CCP-379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29])" office:value-type="string" office:string-value="Portal/CCP-379">
            <text:p>Portal/CCP-379</text:p>
          </table:table-cell>
          <table:table-cell table:style-name="ce107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1: Show Add new page form</text:p>
          </table:table-cell>
          <table:table-cell table:style-name="ce48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8" office:value-type="string">
            <text:p>Add new page by wizard is sho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9">
          <table:table-cell table:style-name="ce9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8" table:formula="of:=CONCATENATE(&quot;Portal&quot;;&quot;/&quot;;[.B30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2: Add portlet into page</text:p>
          </table:table-cell>
          <table:table-cell table:style-name="ce48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8" office:value-type="string">
            <text:p>Drag &amp; drop action is well done. The portlet is added into p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9">
          <table:table-cell table:style-name="ce9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8" table:formula="of:=CONCATENATE(&quot;Portal&quot;;&quot;/&quot;;[.B31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3: Edit portlet</text:p>
          </table:table-cell>
          <table:table-cell table:style-name="ce48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8" office:value-type="string">
            <text:p>Edit portlet form is clos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9">
          <table:table-cell table:style-name="ce9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8" table:formula="of:=CONCATENATE(&quot;Portal&quot;;&quot;/&quot;;[.B32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4: Abort adding new page after saved portlet preference</text:p>
          </table:table-cell>
          <table:table-cell table:style-name="ce48" office:value-type="string">
            <text:p>Click Abort to escape adding new page</text:p>
          </table:table-cell>
          <table:table-cell table:style-name="ce48" office:value-type="string">
            <text:p>No new page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9">
          <table:table-cell table:style-name="ce9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8" table:formula="of:=CONCATENATE(&quot;Portal&quot;;&quot;/&quot;;[.B33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5: Check Portlet preference</text:p>
          </table:table-cell>
          <table:table-cell table:style-name="ce48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8" office:value-type="string">
            <text:p>That Portlet's Portlet Preference is not ther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office:value-type="string">
            <text:p>That Portlet's Portlet Preference is still there</text:p>
          </table:table-cell>
          <table:table-cell table:style-name="ce48"/>
          <table:table-cell table:number-columns-repeated="243"/>
        </table:table-row>
        <table:table-row table:style-name="ro29">
          <table:table-cell table:style-name="ce93" table:formula="of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8" office:value-type="string">
            <text:p>CCP-379</text:p>
          </table:table-cell>
          <table:table-cell table:style-name="ce103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8" table:formula="of:=CONCATENATE(&quot;Portal&quot;;&quot;/&quot;;[.B34])" office:value-type="string" office:string-value="Portal/CCP-379">
            <text:p>Portal/CCP-379</text:p>
          </table:table-cell>
          <table:table-cell table:style-name="ce107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1: Show edit page form</text:p>
          </table:table-cell>
          <table:table-cell table:style-name="ce48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8" office:value-type="string">
            <text:p>Edit page by wizard is sho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9">
          <table:table-cell table:style-name="ce9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8" table:formula="of:=CONCATENATE(&quot;Portal&quot;;&quot;/&quot;;[.B35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2: Add portlet into page</text:p>
          </table:table-cell>
          <table:table-cell table:style-name="ce48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8" office:value-type="string">
            <text:p>Drag &amp; drop action is well done. The portlet is added into p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number-columns-repeated="245"/>
        </table:table-row>
        <table:table-row table:style-name="ro29">
          <table:table-cell table:style-name="ce9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8" table:formula="of:=CONCATENATE(&quot;Portal&quot;;&quot;/&quot;;[.B36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3: Edit portlet</text:p>
          </table:table-cell>
          <table:table-cell table:style-name="ce48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8" office:value-type="string">
            <text:p>Edit portlet form is clos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number-columns-repeated="245"/>
        </table:table-row>
        <table:table-row table:style-name="ro29">
          <table:table-cell table:style-name="ce9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8" table:formula="of:=CONCATENATE(&quot;Portal&quot;;&quot;/&quot;;[.B37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4: Abort editing page after saved portlet preference</text:p>
          </table:table-cell>
          <table:table-cell table:style-name="ce48" office:value-type="string">
            <text:p>Click Abort to escape editing page</text:p>
          </table:table-cell>
          <table:table-cell table:style-name="ce48" office:value-type="string">
            <text:p>Page has no chan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number-columns-repeated="245"/>
        </table:table-row>
        <table:table-row table:style-name="ro29">
          <table:table-cell table:style-name="ce9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8" table:formula="of:=CONCATENATE(&quot;Portal&quot;;&quot;/&quot;;[.B38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5: Check Portlet preference</text:p>
          </table:table-cell>
          <table:table-cell table:style-name="ce48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8" office:value-type="string">
            <text:p>That Portlet's Portlet Preference is not ther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office:value-type="string">
            <text:p>That Portlet's Portlet Preference is still there</text:p>
          </table:table-cell>
          <table:table-cell table:number-columns-repeated="244"/>
        </table:table-row>
        <table:table-row table:style-name="ro16">
          <table:table-cell table:style-name="ce93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8" office:value-type="string">
            <text:p>CCP-428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39])" office:value-type="string" office:string-value="Portal/CCP-428">
            <text:p>Portal/CCP-428</text:p>
          </table:table-cell>
          <table:table-cell table:style-name="ce107" office:value-type="string">
            <text:p>Check applying changes the internationalization of navigation</text:p>
          </table:table-cell>
          <table:table-cell table:style-name="ce48" office:value-type="string">
            <text:p>Step 1: Go to Internationalization page</text:p>
          </table:table-cell>
          <table:table-cell table:style-name="ce48" office:value-type="string">
            <text:p>- Login by admin</text:p>
            <text:p>- Go to Groups/Internationalization</text:p>
          </table:table-cell>
          <table:table-cell table:style-name="ce48" office:value-type="string">
            <text:p>Internationalization page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08</text:p>
          </table:table-cell>
          <table:table-cell table:number-columns-repeated="245"/>
        </table:table-row>
        <table:table-row table:style-name="ro30">
          <table:table-cell table:style-name="ce9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CCP-428</text:p>
          </table:table-cell>
          <table:table-cell table:style-name="ce10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8" table:formula="of:=CONCATENATE(&quot;Portal&quot;;&quot;/&quot;;[.B40])" office:value-type="string" office:string-value="Portal/CCP-428">
            <text:p>Portal/CCP-428</text:p>
          </table:table-cell>
          <table:table-cell table:style-name="ce48" office:value-type="string">
            <text:p>Check applying changes the internationalization of navigation</text:p>
          </table:table-cell>
          <table:table-cell table:style-name="ce48" office:value-type="string">
            <text:p>Step 2: View resource</text:p>
          </table:table-cell>
          <table:table-cell table:style-name="ce48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8" office:value-type="string">
            <text:p>Resource content is shown in view mode (can not change)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08</text:p>
          </table:table-cell>
          <table:table-cell table:number-columns-repeated="245"/>
        </table:table-row>
        <table:table-row table:style-name="ro23">
          <table:table-cell table:style-name="ce9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428</text:p>
          </table:table-cell>
          <table:table-cell table:style-name="ce10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8" table:formula="of:=CONCATENATE(&quot;Portal&quot;;&quot;/&quot;;[.B41])" office:value-type="string" office:string-value="Portal/CCP-428">
            <text:p>Portal/CCP-428</text:p>
          </table:table-cell>
          <table:table-cell table:style-name="ce48" office:value-type="string">
            <text:p>Check applying changes the internationalization of navigation</text:p>
          </table:table-cell>
          <table:table-cell table:style-name="ce48" office:value-type="string">
            <text:p>Step 3: Edit resource</text:p>
          </table:table-cell>
          <table:table-cell table:style-name="ce48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8" office:value-type="string">
            <text:p>“Administration” is changed to new edited valu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08</text:p>
          </table:table-cell>
          <table:table-cell table:style-name="ce48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16">
          <table:table-cell table:style-name="ce93" table:formula="of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8" office:value-type="string">
            <text:p>CCP-464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42])" office:value-type="string" office:string-value="Portal/CCP-464">
            <text:p>Portal/CCP-464</text:p>
          </table:table-cell>
          <table:table-cell table:style-name="ce107" office:value-type="string">
            <text:p>Check hitting enter key to do search user</text:p>
          </table:table-cell>
          <table:table-cell table:style-name="ce48" office:value-type="string">
            <text:p>Step 1: Show User management form</text:p>
          </table:table-cell>
          <table:table-cell table:style-name="ce48" office:value-type="string">
            <text:p>- Login by admin</text:p>
            <text:p>- Go to Groups/Community Management</text:p>
          </table:table-cell>
          <table:table-cell table:style-name="ce48" office:value-type="string">
            <text:p>Community Management is shown, User Management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7</text:p>
          </table:table-cell>
          <table:table-cell table:number-columns-repeated="245"/>
        </table:table-row>
        <table:table-row table:style-name="ro24">
          <table:table-cell table:style-name="ce9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64</text:p>
          </table:table-cell>
          <table:table-cell table:style-name="ce10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8" table:formula="of:=CONCATENATE(&quot;Portal&quot;;&quot;/&quot;;[.B43])" office:value-type="string" office:string-value="Portal/CCP-464">
            <text:p>Portal/CCP-464</text:p>
          </table:table-cell>
          <table:table-cell table:style-name="ce48" office:value-type="string">
            <text:p>Check hitting enter key to do search user</text:p>
          </table:table-cell>
          <table:table-cell table:style-name="ce48" office:value-type="string">
            <text:p>Step 2: Search user</text:p>
          </table:table-cell>
          <table:table-cell table:style-name="ce48" office:value-type="string">
            <text:p>- Input value to search into text field</text:p>
            <text:p>- Select search condition</text:p>
            <text:p>- Hit enter key</text:p>
          </table:table-cell>
          <table:table-cell table:style-name="ce48" office:value-type="string">
            <text:p>Search result is return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7</text:p>
          </table:table-cell>
          <table:table-cell table:style-name="ce48" office:value-type="string">
            <text:p>Page load, result does not change</text:p>
          </table:table-cell>
          <table:table-cell table:number-columns-repeated="244"/>
        </table:table-row>
        <table:table-row table:style-name="ro16">
          <table:table-cell table:style-name="ce93" table:formula="of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8" office:value-type="string">
            <text:p>CCP-466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44])" office:value-type="string" office:string-value="Portal/CCP-466">
            <text:p>Portal/CCP-466</text:p>
          </table:table-cell>
          <table:table-cell table:style-name="ce107" office:value-type="string">
            <text:p>Check searching user with apostrophes in First/Last name</text:p>
          </table:table-cell>
          <table:table-cell table:style-name="ce48" office:value-type="string">
            <text:p>Step 1: Add user</text:p>
          </table:table-cell>
          <table:table-cell table:style-name="ce48" office:value-type="string">
            <text:p>Register an user who has a Firstname or a lastname with apostrophes (EXP: L'test)</text:p>
          </table:table-cell>
          <table:table-cell table:style-name="ce48" office:value-type="string">
            <text:p>Register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8</text:p>
          </table:table-cell>
          <table:table-cell table:number-columns-repeated="245"/>
        </table:table-row>
        <table:table-row table:style-name="ro30">
          <table:table-cell table:style-name="ce9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CCP-466</text:p>
          </table:table-cell>
          <table:table-cell table:style-name="ce10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8" table:formula="of:=CONCATENATE(&quot;Portal&quot;;&quot;/&quot;;[.B45])" office:value-type="string" office:string-value="Portal/CCP-466">
            <text:p>Portal/CCP-466</text:p>
          </table:table-cell>
          <table:table-cell table:style-name="ce48" office:value-type="string">
            <text:p>Check searching user with apostrophes in First/Last name</text:p>
          </table:table-cell>
          <table:table-cell table:style-name="ce48" office:value-type="string">
            <text:p>Step 2: Search user</text:p>
          </table:table-cell>
          <table:table-cell table:style-name="ce48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8" office:value-type="string">
            <text:p>New added user is returned in search resul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8</text:p>
          </table:table-cell>
          <table:table-cell table:style-name="ce48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30">
          <table:table-cell table:style-name="ce93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8" office:value-type="string">
            <text:p>REGPRL-002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46])" office:value-type="string" office:string-value="Portal/REGPRL-002">
            <text:p>Portal/REGPRL-002</text:p>
          </table:table-cell>
          <table:table-cell table:style-name="ce107" office:value-type="string">
            <text:p>Check if tooltip on Application Registry are translated into French</text:p>
          </table:table-cell>
          <table:table-cell table:style-name="ce48" office:value-type="string">
            <text:p>Step 1: Change language</text:p>
          </table:table-cell>
          <table:table-cell table:style-name="ce48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8" office:value-type="string">
            <text:p>Current site is translated into French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40</text:p>
          </table:table-cell>
          <table:table-cell table:number-columns-repeated="245"/>
        </table:table-row>
        <table:table-row table:style-name="ro32">
          <table:table-cell table:style-name="ce9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PRL-002</text:p>
          </table:table-cell>
          <table:table-cell table:style-name="ce103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8" table:formula="of:=CONCATENATE(&quot;Portal&quot;;&quot;/&quot;;[.B47])" office:value-type="string" office:string-value="Portal/REGPRL-002">
            <text:p>Portal/REGPRL-002</text:p>
          </table:table-cell>
          <table:table-cell table:style-name="ce48" office:value-type="string">
            <text:p>Check if tooltip on Application Registry are translated into French</text:p>
          </table:table-cell>
          <table:table-cell table:style-name="ce48" office:value-type="string">
            <text:p>Step 2: Check Application Registry</text:p>
          </table:table-cell>
          <table:table-cell table:style-name="ce48" office:value-type="string">
            <text:p>- Go to Group → Application Registry</text:p>
          </table:table-cell>
          <table:table-cell table:style-name="ce48" office:value-type="string">
            <text:p>Tool tip on all labels are translated into French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40</text:p>
          </table:table-cell>
          <table:table-cell table:style-name="ce48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24">
          <table:table-cell table:style-name="ce93" table:formula="of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8" office:value-type="string">
            <text:p>REGPRL-003</text:p>
          </table:table-cell>
          <table:table-cell table:style-name="ce103" office:value-type="float" office:value="1">
            <text:p>001</text:p>
          </table:table-cell>
          <table:table-cell table:style-name="ce48" table:formula="of:=CONCATENATE(&quot;Portal&quot;;&quot;/&quot;;[.B48])" office:value-type="string" office:string-value="Portal/REGPRL-003">
            <text:p>Portal/REGPRL-003</text:p>
          </table:table-cell>
          <table:table-cell table:style-name="ce107" office:value-type="string">
            <text:p>Check Login in French</text:p>
          </table:table-cell>
          <table:table-cell table:style-name="ce48" office:value-type="string">
            <text:p>Step 1: Show Home page at public</text:p>
          </table:table-cell>
          <table:table-cell table:style-name="ce48" office:value-type="string">
            <text:p>- Input URL to show portal <text:span text:style-name="T10">(</text:span>e.g: http://localhost:8080/portal<text:span text:style-name="T10">)</text:span></text:p>
          </table:table-cell>
          <table:table-cell table:style-name="ce48" office:value-type="string">
            <text:p>Go to classic portal in public mod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2</text:p>
          </table:table-cell>
          <table:table-cell table:number-columns-repeated="245"/>
        </table:table-row>
        <table:table-row table:style-name="ro24">
          <table:table-cell table:style-name="ce9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PRL-003</text:p>
          </table:table-cell>
          <table:table-cell table:style-name="ce10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8" table:formula="of:=CONCATENATE(&quot;Portal&quot;;&quot;/&quot;;[.B49])" office:value-type="string" office:string-value="Portal/REGPRL-003">
            <text:p>Portal/REGPRL-003</text:p>
          </table:table-cell>
          <table:table-cell table:style-name="ce48" office:value-type="string">
            <text:p>Check Login in French</text:p>
          </table:table-cell>
          <table:table-cell table:style-name="ce48" office:value-type="string">
            <text:p>Step 2: Change language</text:p>
          </table:table-cell>
          <table:table-cell table:style-name="ce48" office:value-type="string">
            <text:p>- Click Change language link</text:p>
            <text:p>- Choose French</text:p>
            <text:p>- Click Apply</text:p>
          </table:table-cell>
          <table:table-cell table:style-name="ce48" office:value-type="string">
            <text:p>All labels are well translat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2</text:p>
          </table:table-cell>
          <table:table-cell table:number-columns-repeated="245"/>
        </table:table-row>
        <table:table-row table:style-name="ro24">
          <table:table-cell table:style-name="ce9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PRL-003</text:p>
          </table:table-cell>
          <table:table-cell table:style-name="ce103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8" table:formula="of:=CONCATENATE(&quot;Portal&quot;;&quot;/&quot;;[.B50])" office:value-type="string" office:string-value="Portal/REGPRL-003">
            <text:p>Portal/REGPRL-003</text:p>
          </table:table-cell>
          <table:table-cell table:style-name="ce48" office:value-type="string">
            <text:p>Check Login in French</text:p>
          </table:table-cell>
          <table:table-cell table:style-name="ce48" office:value-type="string">
            <text:p>Step 3: Login</text:p>
          </table:table-cell>
          <table:table-cell table:style-name="ce48" office:value-type="string">
            <text:p>- Click Connexion</text:p>
            <text:p>- Input Username + Password</text:p>
            <text:p>- Click Connexion</text:p>
          </table:table-cell>
          <table:table-cell table:style-name="ce48" office:value-type="string">
            <text:p>Go to classic portal in private mod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2</text:p>
          </table:table-cell>
          <table:table-cell table:style-name="ce48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4" table:print="false">
        <office:forms form:automatic-focus="false" form:apply-design-mode="false"/>
        <table:table-column table:style-name="co36" table:default-cell-style-name="ce187"/>
        <table:table-column table:style-name="co37" table:default-cell-style-name="ce187"/>
        <table:table-column table:style-name="co32" table:default-cell-style-name="ce187"/>
        <table:table-column table:style-name="co38" table:default-cell-style-name="ce187"/>
        <table:table-column table:style-name="co39" table:number-columns-repeated="2" table:default-cell-style-name="ce187"/>
        <table:table-column table:style-name="co40" table:number-columns-repeated="245" table:default-cell-style-name="ce187"/>
        <table:table-column table:style-name="co40" table:number-columns-repeated="5" table:default-cell-style-name="Default"/>
        <table:table-column table:style-name="co8" table:number-columns-repeated="768" table:default-cell-style-name="Default"/>
        <table:table-row table:style-name="ro25">
          <table:table-cell table:style-name="ce182" office:value-type="string" table:number-columns-spanned="4" table:number-rows-spanned="2">
            <text:p>Portal Regression Tests List In AIO</text:p>
          </table:table-cell>
          <table:covered-table-cell table:style-name="ce182"/>
          <table:covered-table-cell table:style-name="ce182"/>
          <table:covered-table-cell table:style-name="ce191"/>
          <table:table-cell table:style-name="ce191"/>
          <table:table-cell table:style-name="ce190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5">
          <table:covered-table-cell table:style-name="ce183"/>
          <table:covered-table-cell table:style-name="ce183"/>
          <table:covered-table-cell table:style-name="ce183"/>
          <table:covered-table-cell table:style-name="ce191"/>
          <table:table-cell table:style-name="ce191"/>
          <table:covered-table-cell table:style-name="ce193"/>
          <table:table-cell table:style-name="Default" table:number-columns-repeated="245"/>
          <table:table-cell table:number-columns-repeated="773"/>
        </table:table-row>
        <table:table-row table:style-name="ro26">
          <table:table-cell table:style-name="ce184" office:value-type="string">
            <text:p>Id</text:p>
          </table:table-cell>
          <table:table-cell table:style-name="ce184" office:value-type="string">
            <text:p>Product</text:p>
          </table:table-cell>
          <table:table-cell table:style-name="ce190" office:value-type="string">
            <text:p>Functionality</text:p>
          </table:table-cell>
          <table:table-cell table:style-name="ce190" office:value-type="string">
            <text:p>Bug summary</text:p>
          </table:table-cell>
          <table:table-cell table:style-name="ce190" office:value-type="string">
            <text:p>Product bugID</text:p>
          </table:table-cell>
          <table:covered-table-cell table:style-name="ce193"/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46" office:value-type="string">
            <text:p>CCP-120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Portal-3435</text:p>
          </table:table-cell>
          <table:table-cell table:style-name="ce194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6" office:value-type="string">
            <text:p>1.6.1</text:p>
          </table:table-cell>
          <table:table-cell table:number-columns-repeated="1017"/>
        </table:table-row>
        <table:table-row table:style-name="ro8">
          <table:table-cell table:style-name="ce46" office:value-type="string">
            <text:p>CCP-122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No possible accented characters in the user profile</text:p>
          </table:table-cell>
          <table:table-cell table:style-name="ce65" office:value-type="string">
            <text:p>Portal-3689</text:p>
          </table:table-cell>
          <table:table-cell table:style-name="ce194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185" office:value-type="string">
            <text:p>CCP-51</text:p>
          </table:table-cell>
          <table:table-cell table:style-name="ce185" office:value-type="string">
            <text:p>Portal</text:p>
          </table:table-cell>
          <table:table-cell table:style-name="ce185" office:value-type="string">
            <text:p>Portal</text:p>
          </table:table-cell>
          <table:table-cell table:style-name="ce192" office:value-type="string">
            <text:p>Login Page: HTTP 404, when clickin twice on "Connection Button"</text:p>
          </table:table-cell>
          <table:table-cell table:style-name="ce185" office:value-type="string">
            <text:p>PORTAL-3221</text:p>
          </table:table-cell>
          <table:table-cell table:style-name="ce195" table:formula="of:=SUMPRODUCT((['Bugs_v1.6.5'.B$7:'Bugs_v1.6.5'.B$865]=[.$A6])*(['Bugs_v1.6.5'.A$7:'Bugs_v1.6.5'.A$865]&lt;&gt;&quot;&quot;))" office:value-type="float" office:value="1">
            <text:p>1</text:p>
          </table:table-cell>
          <table:table-cell table:style-name="ce196" office:value-type="string">
            <text:p>1.6.5</text:p>
          </table:table-cell>
          <table:table-cell table:style-name="ce185" table:number-columns-repeated="244"/>
          <table:table-cell table:style-name="ce197" table:number-columns-repeated="773"/>
        </table:table-row>
        <table:table-row table:style-name="ro14">
          <table:table-cell table:style-name="ce46" office:value-type="string">
            <text:p>CCP-314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168" office:value-type="string">
            <text:p>Several JS problems with IE 7 </text:p>
          </table:table-cell>
          <table:table-cell table:style-name="ce168" office:value-type="string">
            <text:p>WCM-2713</text:p>
            <text:p>PORTAL-3766</text:p>
          </table:table-cell>
          <table:table-cell table:style-name="ce194" table:formula="of:=SUMPRODUCT((['Bugs_v1.6.5'.B$7:'Bugs_v1.6.5'.B$983]=[.$A7])*(['Bugs_v1.6.5'.A$7:'Bugs_v1.6.5'.A$983]&lt;&gt;&quot;&quot;))" office:value-type="float" office:value="1">
            <text:p>1</text:p>
          </table:table-cell>
          <table:table-cell table:style-name="ce196"/>
          <table:table-cell table:style-name="ce185" table:number-columns-repeated="244"/>
          <table:table-cell table:style-name="ce197" table:number-columns-repeated="773"/>
        </table:table-row>
        <table:table-row table:style-name="ro14">
          <table:table-cell table:style-name="ce46" office:value-type="string">
            <text:p>CCP-366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168" office:value-type="string">
            <text:p>Title of button close window in popup not available in french</text:p>
          </table:table-cell>
          <table:table-cell table:style-name="ce168" office:value-type="string">
            <text:p>PORTAL-3773</text:p>
          </table:table-cell>
          <table:table-cell table:style-name="ce194" table:formula="of:=SUMPRODUCT((['Bugs_v1.6.5'.B$7:'Bugs_v1.6.5'.B$865]=[.$A8])*(['Bugs_v1.6.5'.A$7:'Bugs_v1.6.5'.A$865]&lt;&gt;&quot;&quot;))" office:value-type="float" office:value="1">
            <text:p>1</text:p>
          </table:table-cell>
          <table:table-cell table:number-columns-repeated="1018"/>
        </table:table-row>
        <table:table-row table:style-name="ro27">
          <table:table-cell table:style-name="ce46" office:value-type="string">
            <text:p>CCP-394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<text:span text:style-name="T5">Secours Catholique : Portal </text:span><text:span text:style-name="T5">tickets backport</text:span></text:p>
            <text:p><text:span text:style-name="T6">- Mandatory textarea (*) should </text:span><text:span text:style-name="T6">be on the right , not in the </text:span><text:span text:style-name="T6">bottom</text:span></text:p>
            <text:p><text:span text:style-name="T7">- Checkoi inh if the max </text:span><text:span text:style-name="T7">length of Group label is up to </text:span><text:span text:style-name="T7">50 characters</text:span></text:p>
            <text:p><text:span text:style-name="T7">- Check the translation of </text:span><text:span text:style-name="T7">label in message popup</text:span></text:p>
          </table:table-cell>
          <table:table-cell table:style-name="ce168" office:value-type="string">
            <text:p>PORTAL-3739</text:p>
            <text:p><text:span text:style-name="T8">PORTAL-</text:span><text:span text:style-name="T9">3740</text:span></text:p>
            <text:p><text:span text:style-name="T9">Portal-3658</text:span></text:p>
          </table:table-cell>
          <table:table-cell table:style-name="ce194" table:formula="of:=SUMPRODUCT((['Bugs_v1.6.5'.B$7:'Bugs_v1.6.5'.B$865]=[.$A9])*(['Bugs_v1.6.5'.A$7:'Bugs_v1.6.5'.A$865]&lt;&gt;&quot;&quot;))"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style-name="ce185" office:value-type="string">
            <text:p>CCP-372</text:p>
          </table:table-cell>
          <table:table-cell table:style-name="ce185" office:value-type="string">
            <text:p>WCM</text:p>
          </table:table-cell>
          <table:table-cell table:style-name="ce185" office:value-type="string">
            <text:p>WCM</text:p>
          </table:table-cell>
          <table:table-cell table:style-name="ce192" office:value-type="string">
            <text:p>Problem with popup save-success after saving portlet CLV</text:p>
          </table:table-cell>
          <table:table-cell table:style-name="ce185" office:value-type="string">
            <text:p>Portal-3776</text:p>
          </table:table-cell>
          <table:table-cell table:style-name="ce194" table:formula="of:=SUMPRODUCT((['Bugs_v1.6.6'.B$7:'Bugs_v1.6.6'.B$969]=[.$A10])*(['Bugs_v1.6.6'.A$7:'Bugs_v1.6.6'.A$969]&lt;&gt;&quot;&quot;))" office:value-type="float" office:value="1">
            <text:p>1</text:p>
          </table:table-cell>
          <table:table-cell table:style-name="ce196" office:value-type="string">
            <text:p>1.6.6</text:p>
          </table:table-cell>
          <table:table-cell table:number-columns-repeated="1017"/>
        </table:table-row>
        <table:table-row table:style-name="ro1">
          <table:table-cell table:style-name="ce47" office:value-type="string">
            <text:p>CCP-391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Problem in drag and drop when editing page</text:p>
          </table:table-cell>
          <table:table-cell table:style-name="ce65" office:value-type="string">
            <text:p>Portal-3787</text:p>
          </table:table-cell>
          <table:table-cell table:style-name="ce194" table:formula="of:=SUMPRODUCT((['Bugs_v1.6.6'.B$7:'Bugs_v1.6.6'.B$969]=[.$A11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395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Problem in moving portlets when editing page</text:p>
          </table:table-cell>
          <table:table-cell table:style-name="ce65" office:value-type="string">
            <text:p>Portal-3789</text:p>
          </table:table-cell>
          <table:table-cell table:style-name="ce194" table:formula="of:=SUMPRODUCT((['Bugs_v1.6.6'.B$7:'Bugs_v1.6.6'.B$969]=[.$A12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61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java.lang.NullPointerException in UserACL for ANONYMOUS users</text:p>
          </table:table-cell>
          <table:table-cell table:style-name="ce65" office:value-type="string">
            <text:p>Portal-3816</text:p>
          </table:table-cell>
          <table:table-cell table:style-name="ce194" table:formula="of:=SUMPRODUCT((['Bugs_v1.6.6'.B$7:'Bugs_v1.6.6'.B$969]=[.$A13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REGPRL-001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Plus ('+') symbol in an URL causes an ERROR 500 and exception in console</text:p>
          </table:table-cell>
          <table:table-cell table:style-name="ce48" office:value-type="string">
            <text:p>Portal-3684</text:p>
          </table:table-cell>
          <table:table-cell table:style-name="ce194" table:formula="of:=SUMPRODUCT((['Bugs_v1.6.6'.B$7:'Bugs_v1.6.6'.B$969]=[.$A14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CCP-379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Do not delete Portlet Preference in System Files when deleting portlets</text:p>
          </table:table-cell>
          <table:table-cell table:style-name="ce65" office:value-type="string">
            <text:p>Portal-3790</text:p>
          </table:table-cell>
          <table:table-cell table:style-name="ce194" table:formula="of:=SUMPRODUCT((['Bugs_v1.6.6'.B$7:'Bugs_v1.6.6'.B$969]=[.$A15])*(['Bugs_v1.6.6'.A$7:'Bugs_v1.6.6'.A$969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28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Internationalization of navigation is applied only when user logout/change language</text:p>
          </table:table-cell>
          <table:table-cell table:style-name="ce65" office:value-type="string">
            <text:p>Portal-3808</text:p>
          </table:table-cell>
          <table:table-cell table:style-name="ce194" table:formula="of:=SUMPRODUCT((['Bugs_v1.6.6'.B$7:'Bugs_v1.6.6'.B$969]=[.$A16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64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Find user: Enter key press not catch</text:p>
          </table:table-cell>
          <table:table-cell table:style-name="ce48" office:value-type="string">
            <text:p>Portal-3817</text:p>
          </table:table-cell>
          <table:table-cell table:style-name="ce194" table:formula="of:=SUMPRODUCT((['Bugs_v1.6.6'.B$7:'Bugs_v1.6.6'.B$969]=[.$A17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66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Search of user with apostrophes</text:p>
          </table:table-cell>
          <table:table-cell table:style-name="ce48" office:value-type="string">
            <text:p>Portal-3818</text:p>
          </table:table-cell>
          <table:table-cell table:style-name="ce194" table:formula="of:=SUMPRODUCT((['Bugs_v1.6.6'.B$7:'Bugs_v1.6.6'.B$969]=[.$A18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REGPRL-002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Some tooltip on Application Registry are not translated into French</text:p>
          </table:table-cell>
          <table:table-cell table:style-name="ce48" office:value-type="string">
            <text:p>Portal-3840</text:p>
          </table:table-cell>
          <table:table-cell table:style-name="ce194" table:formula="of:=SUMPRODUCT((['Bugs_v1.6.6'.B$7:'Bugs_v1.6.6'.B$969]=[.$A19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REGPRL-003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Can't login, login page doesn't appear</text:p>
          </table:table-cell>
          <table:table-cell table:style-name="ce48" office:value-type="string">
            <text:p>Portal-3812</text:p>
          </table:table-cell>
          <table:table-cell table:style-name="ce194" table:formula="of:=SUMPRODUCT((['Bugs_v1.6.6'.B$7:'Bugs_v1.6.6'.B$969]=[.$A20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28">
          <table:table-cell table:style-name="ce186" office:value-type="string" table:number-columns-spanned="5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188"/>
          <table:table-cell table:style-name="ce186" table:formula="of:=SUM([.F4:.F20])" office:value-type="float" office:value="20">
            <text:p>20</text:p>
          </table:table-cell>
          <table:table-cell table:number-columns-repeated="1018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0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6T10:28:24</dc:date>
    <meta:print-date>2008-06-17T00:45:47</meta:print-date>
    <dc:language>en-US</dc:language>
    <meta:editing-cycles>843</meta:editing-cycles>
    <meta:editing-duration>PT346H42M56S</meta:editing-duration>
    <meta:document-statistic meta:table-count="6" meta:cell-count="913" meta:object-count="1"/>
    <meta:user-defined meta:name="Info 1"/>
    <meta:user-defined meta:name="Info 2"/>
    <meta:user-defined meta:name="Info 3"/>
    <meta:user-defined meta:name="Info 4"/>
  </office:meta>
</office:document-meta>
</file>